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file-entry manifest:full-path="content.xml" manifest:media-type="text/xml"/>
  <manifest:file-entry manifest:full-path="style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Heading">
      <style:paragraph-properties fo:margin-left="0in" fo:text-indent="0in" style:auto-text-indent="false" text:number-lines="false" text:line-number="0"/>
    </style:style>
    <style:style style:name="P3" style:family="paragraph" style:parent-style-name="Figure">
      <style:paragraph-properties fo:text-align="center" style:justify-single-word="false"/>
    </style:style>
    <style:style style:name="P4" style:family="paragraph" style:parent-style-name="Figure">
      <style:paragraph-properties fo:text-align="center" style:justify-single-word="false"/>
      <style:text-properties officeooo:paragraph-rsid="0017cf96"/>
    </style:style>
    <style:style style:name="P5" style:family="paragraph" style:parent-style-name="Figure">
      <style:paragraph-properties fo:text-align="center" style:justify-single-word="false"/>
      <style:text-properties officeooo:paragraph-rsid="00186e2c"/>
    </style:style>
    <style:style style:name="P6" style:family="paragraph" style:parent-style-name="Footer">
      <style:paragraph-properties fo:text-align="center" style:justify-single-word="false" style:writing-mode="lr-tb"/>
    </style:style>
    <style:style style:name="P7" style:family="paragraph" style:parent-style-name="Header">
      <style:paragraph-properties fo:margin-left="0in" fo:margin-right="0in" fo:text-align="center" style:justify-single-word="false" fo:orphans="2" fo:widows="2" fo:text-indent="0in" style:auto-text-indent="false" style:writing-mode="lr-tb"/>
    </style:style>
    <style:style style:name="P8" style:family="paragraph" style:parent-style-name="Heading_20_1" style:list-style-name="">
      <style:paragraph-properties fo:margin-left="0in" fo:margin-top="0in" fo:margin-bottom="0.0835in" style:contextual-spacing="false" fo:text-align="start" style:justify-single-word="false" fo:text-indent="0in" style:auto-text-indent="false" fo:break-before="page" style:writing-mode="lr-tb"/>
    </style:style>
    <style:style style:name="P9" style:family="paragraph" style:parent-style-name="Heading_20_1" style:list-style-name="WWNum1">
      <style:paragraph-properties fo:margin-left="0in" fo:margin-top="0in" fo:margin-bottom="0.0835in" style:contextual-spacing="false" fo:text-align="start" style:justify-single-word="false" fo:text-indent="0in" style:auto-text-indent="false" fo:break-before="page" style:writing-mode="lr-tb"/>
    </style:style>
    <style:style style:name="P10" style:family="paragraph" style:parent-style-name="Preformatted_20_Text" style:list-style-name="">
      <style:paragraph-properties fo:margin-left="0in" fo:text-indent="0in" style:auto-text-indent="false"/>
    </style:style>
    <style:style style:name="P11" style:family="paragraph" style:parent-style-name="Preformatted_20_Text" style:list-style-name="WWNum1"/>
    <style:style style:name="P12" style:family="paragraph" style:parent-style-name="Standard">
      <style:paragraph-properties fo:text-align="start" style:justify-single-word="false" style:writing-mode="lr-tb"/>
    </style:style>
    <style:style style:name="P13" style:family="paragraph" style:parent-style-name="Standard">
      <style:paragraph-properties fo:text-align="center" style:justify-single-word="false" style:writing-mode="lr-tb"/>
      <style:text-properties fo:font-size="22pt" style:font-size-asian="22pt" style:font-size-complex="22pt"/>
    </style:style>
    <style:style style:name="P14" style:family="paragraph" style:parent-style-name="Standard">
      <style:paragraph-properties fo:text-align="center" style:justify-single-word="false" style:writing-mode="lr-tb"/>
      <style:text-properties fo:font-size="26pt" style:font-size-asian="26pt" style:font-size-complex="26pt"/>
    </style:style>
    <style:style style:name="P15" style:family="paragraph" style:parent-style-name="Standard">
      <style:paragraph-properties fo:text-align="center" style:justify-single-word="false" style:writing-mode="lr-tb"/>
    </style:style>
    <style:style style:name="P16" style:family="paragraph" style:parent-style-name="Standard">
      <style:paragraph-properties fo:text-align="start" style:justify-single-word="false" style:writing-mode="lr-tb"/>
      <style:text-properties fo:font-size="12pt" style:font-size-asian="12pt" style:font-size-complex="12pt"/>
    </style:style>
    <style:style style:name="P17" style:family="paragraph" style:parent-style-name="Standard">
      <style:paragraph-properties fo:margin-top="0in" fo:margin-bottom="0in" style:contextual-spacing="false" fo:text-align="start" style:justify-single-word="false" fo:break-before="page" style:writing-mode="lr-tb"/>
      <style:text-properties fo:font-size="16pt" style:font-size-asian="16pt" style:font-size-complex="16pt"/>
    </style:style>
    <style:style style:name="P18" style:family="paragraph" style:parent-style-name="Standard">
      <style:paragraph-properties fo:text-align="start" style:justify-single-word="false" style:writing-mode="lr-tb"/>
      <style:text-properties fo:font-size="16pt" style:font-size-asian="16pt" style:font-size-complex="16pt"/>
    </style:style>
    <style:style style:name="P19" style:family="paragraph" style:parent-style-name="Standard">
      <style:paragraph-properties fo:text-align="start" style:justify-single-word="false" style:writing-mode="lr-tb"/>
      <style:text-properties fo:font-size="16pt" style:font-size-asian="16pt" style:font-size-complex="16pt"/>
    </style:style>
    <style:style style:name="P20" style:family="paragraph" style:parent-style-name="Text_20_body" style:list-style-name="">
      <style:paragraph-properties fo:margin-left="0in" fo:margin-top="0in" fo:margin-bottom="0.0835in" style:contextual-spacing="false" fo:text-align="start" style:justify-single-word="false" fo:text-indent="0in" style:auto-text-indent="false" style:writing-mode="lr-tb"/>
      <style:text-properties style:font-name="Times New Roman" fo:font-size="12pt" style:font-size-asian="12pt" style:font-size-complex="12pt"/>
    </style:style>
    <style:style style:name="P21" style:family="paragraph" style:parent-style-name="Text_20_body" style:list-style-name="">
      <style:paragraph-properties fo:margin-left="0in" fo:margin-top="0in" fo:margin-bottom="0.0835in" style:contextual-spacing="false" fo:text-align="justify" style:justify-single-word="false" fo:text-indent="0in" style:auto-text-indent="false" style:writing-mode="lr-tb"/>
      <style:text-properties style:font-name="Times New Roman"/>
    </style:style>
    <style:style style:name="P22" style:family="paragraph" style:parent-style-name="Text_20_body" style:list-style-name="">
      <style:paragraph-properties fo:margin-left="0.5in" fo:margin-top="0in" fo:margin-bottom="0.0835in" style:contextual-spacing="false" fo:text-align="justify" style:justify-single-word="false" fo:text-indent="0in" style:auto-text-indent="false" style:writing-mode="lr-tb"/>
      <style:text-properties style:font-name="Times New Roman"/>
    </style:style>
    <style:style style:name="P23" style:family="paragraph" style:parent-style-name="Text_20_body">
      <style:paragraph-properties fo:margin-top="0in" fo:margin-bottom="0.0835in" style:contextual-spacing="false" fo:text-align="justify" style:justify-single-word="false" style:writing-mode="lr-tb"/>
      <style:text-properties style:font-name="Times New Roman"/>
    </style:style>
    <style:style style:name="P24" style:family="paragraph" style:parent-style-name="Text_20_body" style:list-style-name="">
      <style:paragraph-properties fo:margin-left="0in" fo:margin-top="0in" fo:margin-bottom="0.0835in" style:contextual-spacing="false" fo:text-align="justify" style:justify-single-word="false" fo:text-indent="0in" style:auto-text-indent="false" style:writing-mode="lr-tb"/>
    </style:style>
    <style:style style:name="P25" style:family="paragraph" style:parent-style-name="Text_20_body" style:list-style-name="">
      <style:paragraph-properties fo:margin-left="0in" fo:text-align="justify" style:justify-single-word="false" fo:text-indent="0in" style:auto-text-indent="false"/>
    </style:style>
    <style:style style:name="P26" style:family="paragraph" style:parent-style-name="Text_20_body" style:list-style-name="WWNum2">
      <style:paragraph-properties fo:margin-top="0in" fo:margin-bottom="0.0835in" style:contextual-spacing="false" fo:text-align="justify" style:justify-single-word="false" style:writing-mode="lr-tb"/>
    </style:style>
    <style:style style:name="P27" style:family="paragraph" style:parent-style-name="Text_20_body" style:list-style-name="WWNum3">
      <style:paragraph-properties fo:margin-top="0in" fo:margin-bottom="0.0835in" style:contextual-spacing="false" fo:text-align="justify" style:justify-single-word="false" style:writing-mode="lr-tb"/>
    </style:style>
    <style:style style:name="P28" style:family="paragraph" style:parent-style-name="Text_20_body" style:list-style-name="WWNum4">
      <style:paragraph-properties fo:margin-top="0in" fo:margin-bottom="0.0835in" style:contextual-spacing="false" fo:text-align="justify" style:justify-single-word="false" style:writing-mode="lr-tb"/>
    </style:style>
    <style:style style:name="P29" style:family="paragraph" style:parent-style-name="Text_20_body">
      <style:paragraph-properties fo:margin-top="0in" fo:margin-bottom="0.0835in" style:contextual-spacing="false" fo:text-align="justify" style:justify-single-word="false" style:writing-mode="lr-tb"/>
    </style:style>
    <style:style style:name="P30" style:family="paragraph" style:parent-style-name="Text_20_body" style:list-style-name="WWNum5">
      <style:paragraph-properties fo:margin-top="0in" fo:margin-bottom="0.0835in" style:contextual-spacing="false" fo:text-align="justify" style:justify-single-word="false" style:writing-mode="lr-tb"/>
    </style:style>
    <style:style style:name="P31" style:family="paragraph" style:parent-style-name="Text_20_body">
      <style:paragraph-properties fo:margin-left="0in" fo:margin-top="0in" fo:margin-bottom="0.0835in" style:contextual-spacing="false" fo:text-align="justify" style:justify-single-word="false" fo:text-indent="0in" style:auto-text-indent="false" style:writing-mode="lr-tb"/>
    </style:style>
    <style:style style:name="P32" style:family="paragraph" style:parent-style-name="Text_20_body" style:list-style-name="WWNum1">
      <style:paragraph-properties fo:text-align="justify" style:justify-single-word="false"/>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writing-mode="lr-tb"/>
    </style:style>
    <style:style style:name="P35" style:family="paragraph" style:parent-style-name="Text_20_body">
      <style:paragraph-properties fo:text-align="center" style:justify-single-word="false"/>
    </style:style>
    <style:style style:name="P36" style:family="paragraph" style:parent-style-name="Text_20_body" style:list-style-name="WWNum1">
      <style:paragraph-properties fo:text-align="center" style:justify-single-word="false"/>
    </style:style>
    <style:style style:name="P37" style:family="paragraph" style:parent-style-name="Text_20_body">
      <style:paragraph-properties fo:text-align="center" style:justify-single-word="false"/>
      <style:text-properties fo:font-style="italic" style:font-style-asian="italic" style:font-style-complex="italic"/>
    </style:style>
    <style:style style:name="P38" style:family="paragraph" style:parent-style-name="Text_20_body">
      <style:paragraph-properties fo:text-align="justify" style:justify-single-word="false"/>
      <style:text-properties fo:font-style="normal" style:font-style-asian="normal" style:font-style-complex="normal"/>
    </style:style>
    <style:style style:name="P39" style:family="paragraph" style:parent-style-name="Text_20_body" style:list-style-name="">
      <style:paragraph-properties fo:margin-left="0in" fo:margin-top="0in" fo:margin-bottom="0.0835in" style:contextual-spacing="false" fo:text-align="start" style:justify-single-word="false" fo:text-indent="0in" style:auto-text-indent="false" style:writing-mode="lr-tb"/>
      <style:text-properties fo:font-style="normal" style:font-style-asian="normal" style:font-style-complex="normal"/>
    </style:style>
    <style:style style:name="P40" style:family="paragraph" style:parent-style-name="Text_20_body">
      <style:paragraph-properties fo:text-align="start" style:justify-single-word="false" style:writing-mode="lr-tb"/>
    </style:style>
    <style:style style:name="P41"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style>
    <style:style style:name="P42" style:family="paragraph" style:parent-style-name="Text_20_body">
      <style:paragraph-properties fo:margin-left="0in" fo:margin-top="0in" fo:margin-bottom="0.0835in" style:contextual-spacing="false" fo:text-align="start" style:justify-single-word="false" fo:text-indent="0in" style:auto-text-indent="false" style:writing-mode="lr-tb"/>
    </style:style>
    <style:style style:name="P43" style:family="paragraph" style:parent-style-name="Text_20_body">
      <style:paragraph-properties fo:text-align="start" style:justify-single-word="false" style:writing-mode="lr-tb"/>
      <style:text-properties officeooo:paragraph-rsid="0017cf96"/>
    </style:style>
    <style:style style:name="T1" style:family="text">
      <style:text-properties fo:font-size="22pt" style:font-size-asian="22pt" style:font-size-complex="22pt"/>
    </style:style>
    <style:style style:name="T2" style:family="text">
      <style:text-properties fo:font-size="26pt" style:font-size-asian="26pt" style:font-size-complex="26pt"/>
    </style:style>
    <style:style style:name="T3" style:family="text">
      <style:text-properties style:font-name="Times New Roman"/>
    </style:style>
    <style:style style:name="T4" style:family="text">
      <style:text-properties style:font-name="Times New Roman" fo:font-size="26pt" style:font-size-asian="26pt" style:font-size-complex="26pt"/>
    </style:style>
    <style:style style:name="T5" style:family="text">
      <style:text-properties style:font-name="Times New Roman" fo:font-size="20pt" style:font-size-asian="20pt" style:font-size-complex="20pt"/>
    </style:style>
    <style:style style:name="T6" style:family="text">
      <style:text-properties style:font-name="Times New Roman" fo:font-size="18pt" style:font-size-asian="18pt" style:font-size-complex="18pt"/>
    </style:style>
    <style:style style:name="T7" style:family="text">
      <style:text-properties style:font-name="Times New Roman" fo:font-size="12pt" style:font-size-asian="12pt" style:font-size-complex="12pt"/>
    </style:style>
    <style:style style:name="T8" style:family="text">
      <style:text-properties fo:font-size="12pt" style:font-size-asian="12pt" style:font-size-complex="12pt"/>
    </style:style>
    <style:style style:name="T9" style:family="text">
      <style:text-properties fo:font-size="16pt" style:font-size-asian="16pt" style:font-size-complex="16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variant="normal" fo:text-transform="none" fo:color="#313131" loext:opacity="100%" style:font-name="Times New Roman" fo:font-size="13pt" fo:letter-spacing="normal" fo:font-style="normal" fo:font-weight="normal" style:font-size-asian="13pt" style:font-style-asian="normal" style:font-weight-asian="normal" style:font-size-complex="13pt"/>
    </style:style>
    <style:style style:name="T15" style:family="text">
      <style:text-properties officeooo:rsid="0017cf96"/>
    </style:style>
    <style:style style:name="T16" style:family="text">
      <style:text-properties officeooo:rsid="00186e2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5" text:separation-character="." text:name="Figure"/>
      </text:sequence-decls>
      <text:p text:style-name="P12"/>
      <text:p text:style-name="P12"/>
      <text:p text:style-name="P13" loext:marker-style-name="T1"/>
      <text:p text:style-name="P13" loext:marker-style-name="T1"/>
      <text:p text:style-name="P13" loext:marker-style-name="T1"/>
      <text:p text:style-name="P13" loext:marker-style-name="T1"/>
      <text:p text:style-name="P13" loext:marker-style-name="T1"/>
      <text:p text:style-name="P13" loext:marker-style-name="T1"/>
      <text:p text:style-name="P13" loext:marker-style-name="T1"/>
      <text:p text:style-name="P13" loext:marker-style-name="T1"/>
      <text:p text:style-name="P14" loext:marker-style-name="T2"/>
      <text:p text:style-name="P15" loext:marker-style-name="T3"><text:span text:style-name="T4">Report List-based sets</text:span><text:span text:style-name="T4"/></text:p>
      <text:p text:style-name="P15" loext:marker-style-name="T3"><text:span text:style-name="T5">Author: Barau Elena-Raluca, Marculescu Tudor</text:span><text:span text:style-name="T5"/></text:p>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6" loext:marker-style-name="T8"/>
      <text:p text:style-name="P17" loext:marker-style-name="T9"/>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 loext:marker-style-name="T10"><text:span text:style-name="T10">Table of Contents</text:span><text:span text:style-name="T10"/></text:p>
          </text:index-title>
          <text:p text:style-name="P1"><text:a xlink:type="simple" xlink:href="#__RefHeading___Toc1524_2773015525" text:style-name="Index_20_Link" text:visited-style-name="Index_20_Link"><text:span text:style-name="Index_20_Link">Introduction</text:span><text:tab/>3</text:a></text:p>
          <text:p text:style-name="P1"><text:a xlink:type="simple" xlink:href="#__RefHeading___Toc2_2773015525" text:style-name="Index_20_Link" text:visited-style-name="Index_20_Link">Hand-over-Hand algorithm<text:tab/>4</text:a></text:p>
          <text:p text:style-name="P1"><text:a xlink:type="simple" xlink:href="#__RefHeading___Toc410_4215402467" text:style-name="Index_20_Link" text:visited-style-name="Index_20_Link">Correctness of Hand-over-Hand algorithm<text:tab/>7</text:a></text:p>
          <text:p text:style-name="P1"><text:a xlink:type="simple" xlink:href="#__RefHeading___Toc6_2773015525" text:style-name="Index_20_Link" text:visited-style-name="Index_20_Link">Performance analysis<text:tab/>9</text:a></text:p>
          <text:p text:style-name="P1"><text:a xlink:type="simple" xlink:href="#__RefHeading___Toc1526_2773015525" text:style-name="Index_20_Link" text:visited-style-name="Index_20_Link">Conclusions<text:tab/>10</text:a></text:p>
          <text:p text:style-name="P1"><text:a xlink:type="simple" xlink:href="#__RefHeading___Toc1528_2773015525" text:style-name="Index_20_Link" text:visited-style-name="Index_20_Link">References<text:tab/>11</text:a></text:p>
        </text:index-body>
      </text:table-of-content>
      <text:p text:style-name="P18" loext:marker-style-name="T9"/>
      <text:p text:style-name="P18" loext:marker-style-name="T9"/>
      <text:h text:style-name="P8" text:outline-level="1" loext:marker-style-name="T6"><text:bookmark-start text:name="__RefHeading___Toc1524_2773015525"/><text:span text:style-name="T6">Introduction</text:span><text:bookmark-end text:name="__RefHeading___Toc1524_2773015525"/><text:span text:style-name="T6"/></text:h>
      <text:p text:style-name="P20" loext:marker-style-name="T7"/>
      <text:p text:style-name="P24" loext:marker-style-name="T3">The goal of this project is to get familiar with optimistic fine-grained locking schemes in concurrent data structures. Our running example is sorted linked list used to implement a set abstraction. The project was conducted in the context of “Fondements des algorithmes répartis (partie A)” course.<text:span text:style-name="T3"/></text:p>
      <text:p text:style-name="P24" loext:marker-style-name="T3">It proves that the performance is affected by the synchronization methods used on shared objects. The purpose of this project is to show how different ways of locking a set based list relates to the performance measured in a multi-threaded environment. <text:span text:style-name="T3"/></text:p>
      <text:p text:style-name="P21" loext:marker-style-name="T3"/>
      <text:p text:style-name="P24">The hardware environment used was a virtual machine from the infrastructure of the faculty, namely: <text:span text:style-name="T11">lame21.enst.fr </text:span>which has the following specifications:</text:p>
      <text:list text:style-name="WWNum2">
        <text:list-item>
          <text:p text:style-name="P26">Operating System: Ubuntu 24.04.3 LTS <text:s text:c="13"/></text:p>
        </text:list-item>
      </text:list>
      <text:p text:style-name="P24" loext:marker-style-name="T3"><text:tab/>Kernel: Linux 6.8.0-55-generic<text:span text:style-name="T3"/></text:p>
      <text:list text:style-name="WWNum3">
        <text:list-item>
          <text:p text:style-name="P27">Processor: 2x Intel(R) Xeon(R) CPU E5-2660 v3 @ 2.60GHz</text:p>
        </text:list-item>
      </text:list>
      <text:p text:style-name="P24" loext:marker-style-name="T3"><text:s/><text:tab/>Architecture: x86-64<text:span text:style-name="T3"/></text:p>
      <text:p text:style-name="P24" loext:marker-style-name="T3"><text:tab/>Per processor cores: 10 and threads: 2 per core, in total 20<text:span text:style-name="T3"/></text:p>
      <text:p text:style-name="P24" loext:marker-style-name="T3"><text:tab/>Total cores 20, total threads 40<text:span text:style-name="T3"/></text:p>
      <text:list text:style-name="WWNum4">
        <text:list-item>
          <text:p text:style-name="P28">Memory: 256 GiB</text:p>
        </text:list-item>
        <text:list-item>
          <text:p text:style-name="P28">Storage: HDD 256 GiB</text:p>
        </text:list-item>
      </text:list>
      <text:p text:style-name="P22" loext:marker-style-name="T3"/>
      <text:p text:style-name="P29">The software environment used to run synchrobench, which is the java based software suite to test the performance of our shared objects is:</text:p>
      <text:list text:style-name="WWNum5">
        <text:list-item>
          <text:p text:style-name="P30">GNU Make v4.3</text:p>
        </text:list-item>
        <text:list-item>
          <text:p text:style-name="P30">Apache Ant v1.9.5 [2]</text:p>
        </text:list-item>
        <text:list-item>
          <text:p text:style-name="P30">Java jdk v1.7.0 [3]</text:p>
        </text:list-item>
        <text:list-item>
          <text:p text:style-name="P30">synchrobench release v1.1.0-alpha [4]</text:p>
        </text:list-item>
      </text:list>
      <text:p text:style-name="P23" loext:marker-style-name="T3"/>
      <text:p text:style-name="P29">Please notice that Java 8 caused issues when compiling the synchrobench project, particularly when the runtime jar was instrumented to enable transactional memory. We resorted to fallback to Java 7 in order to prevent this issue.</text:p>
      <text:p text:style-name="P21" loext:marker-style-name="T3"/>
      <text:p text:style-name="P21" loext:marker-style-name="T3"/>
      <text:list text:style-name="WWNum1">
        <text:list-item>
          <text:h text:style-name="P9" text:outline-level="1" loext:marker-style-name="T3"><text:bookmark-start text:name="__RefHeading___Toc2_2773015525"/><text:span text:style-name="T3">Hand-over-Hand algorithm</text:span><text:bookmark-end text:name="__RefHeading___Toc2_2773015525"/><text:span text:style-name="T3"/></text:h>
        </text:list-item>
      </text:list>
      <text:p text:style-name="P31" loext:marker-style-name="T3">The inspiration of implementing this algorithm came from the book “The art of multiprocessor programming” by Maurice Herlihy and Nir Shavit [5]. In order to not start from scratch, the CoarseGrainedListBasedSet file was taken as an example and have been heavily modified in order to introduce the necessary logic of implementation for Hand-over-Hand algorithm.<text:span text:style-name="T3"/></text:p>
      <text:p text:style-name="P31" loext:marker-style-name="T3">The methods that have been modified are: addInt(item), removeInt(item) and containsInt(item). Previously, a lock was used in order to prevent the access of the other threads to the whole linked-list of Node objects, which is made obsolete by the Hand-over-Hand algorithm that uses a lock on each Node of the list, thus being an algorithm with a fine grained approach on locking. The Node class was also modified to accommodate this change. To showcase the implementation of the algorithm, it is sufficient to depict the methods of the novel class <text:span text:style-name="T12">HandOverHandListIntSet as seen in the figures down below.</text:span></text:p>
      <text:p text:style-name="Preformatted_20_Text"><text:s/>public boolean addInt(int item) {</text:p>
      <text:p text:style-name="Preformatted_20_Text"><text:s text:c="8"/>// try to lock the head</text:p>
      <text:p text:style-name="Preformatted_20_Text"><text:s text:c="8"/>head.lock();</text:p>
      <text:p text:style-name="Preformatted_20_Text"><text:s text:c="8"/>Node pred = head;</text:p>
      <text:p text:style-name="Preformatted_20_Text"><text:s text:c="8"/>// proceed to lock the next node</text:p>
      <text:p text:style-name="Preformatted_20_Text"><text:s text:c="8"/>try {</text:p>
      <text:p text:style-name="Preformatted_20_Text"><text:s text:c="12"/>Node curr = pred.next;</text:p>
      <text:p text:style-name="Preformatted_20_Text"><text:s text:c="12"/>// falls asleep until it can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6"/>// if the key is already present, return false</text:p>
      <text:p text:style-name="Preformatted_20_Text"><text:s text:c="16"/>if (curr.key == item) {</text:p>
      <text:p text:style-name="Preformatted_20_Text"><text:s text:c="20"/>return false;</text:p>
      <text:p text:style-name="Preformatted_20_Text"><text:s text:c="16"/>}</text:p>
      <text:p text:style-name="Preformatted_20_Text"><text:s text:c="16"/>// else, insert the new node</text:p>
      <text:p text:style-name="Preformatted_20_Text"><text:s text:c="16"/>Node newNode = new Node(item);</text:p>
      <text:p text:style-name="Preformatted_20_Text"><text:s text:c="16"/>newNode.next = curr;</text:p>
      <text:p text:style-name="Preformatted_20_Text"><text:s text:c="16"/>pred.next = newNode;</text:p>
      <text:p text:style-name="Preformatted_20_Text"><text:s text:c="16"/>return true;</text:p>
      <text:p text:style-name="Preformatted_20_Text"><text:s text:c="12"/>// unlock curr</text:p>
      <text:p text:style-name="Preformatted_20_Text"><text:s text:c="12"/>} finally {</text:p>
      <text:p text:style-name="Preformatted_20_Text"><text:s text:c="16"/>curr.unlock();</text:p>
      <text:p text:style-name="Preformatted_20_Text"><text:s text:c="12"/>}</text:p>
      <text:p text:style-name="Preformatted_20_Text"><text:s text:c="8"/>// unlock pred</text:p>
      <text:p text:style-name="Preformatted_20_Text"><text:s text:c="8"/>} finally {</text:p>
      <text:p text:style-name="Preformatted_20_Text"><text:s text:c="12"/>pred.unlock();</text:p>
      <text:p text:style-name="Preformatted_20_Text"><text:s text:c="8"/>}</text:p>
      <text:p text:style-name="Preformatted_20_Text"><text:s text:c="4"/>}</text:p>
      <text:p text:style-name="P35" loext:marker-style-name="T13"><text:span text:style-name="T13">Figure 1 – Hand-over<text:tab/>-Hand algorithm insert method</text:span><text:span text:style-name="T13"/></text:p>
      <text:p text:style-name="P37" loext:marker-style-name="T13"/>
      <text:p text:style-name="Preformatted_20_Text"><text:soft-page-break/>public boolean removeInt(int item){</text:p>
      <text:p text:style-name="Preformatted_20_Text"><text:tab/> <text:s text:c="3"/>Node pred = null, curr = null;</text:p>
      <text:p text:style-name="Preformatted_20_Text"/>
      <text:p text:style-name="Preformatted_20_Text"><text:s text:c="8"/>// try to lock the head</text:p>
      <text:p text:style-name="Preformatted_20_Text"><text:s text:c="8"/>head.lock();</text:p>
      <text:p text:style-name="Preformatted_20_Text"><text:s text:c="8"/>try {</text:p>
      <text:p text:style-name="Preformatted_20_Text"><text:s text:c="12"/>pred = head;</text:p>
      <text:p text:style-name="Preformatted_20_Text"><text:s text:c="12"/>curr = pred.next;</text:p>
      <text:p text:style-name="Preformatted_20_Text"/>
      <text:p text:style-name="Preformatted_20_Text"><text:s text:c="12"/>// try to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2"/>// if the key is present, remove it</text:p>
      <text:p text:style-name="Preformatted_20_Text"><text:s text:c="12"/>if (curr.key == item) {</text:p>
      <text:p text:style-name="Preformatted_20_Text"><text:s text:c="16"/>pred.next = curr.next;</text:p>
      <text:p text:style-name="Preformatted_20_Text"><text:s text:c="16"/>return true;</text:p>
      <text:p text:style-name="Preformatted_20_Text"><text:s text:c="12"/>}</text:p>
      <text:p text:style-name="Preformatted_20_Text"><text:s text:c="12"/>// if not found, return false</text:p>
      <text:p text:style-name="Preformatted_20_Text"><text:s text:c="12"/>return false;</text:p>
      <text:p text:style-name="Preformatted_20_Text"><text:s text:c="12"/>} finally {</text:p>
      <text:p text:style-name="Preformatted_20_Text"><text:s text:c="16"/>curr.unlock();</text:p>
      <text:p text:style-name="Preformatted_20_Text"><text:s text:c="12"/>}</text:p>
      <text:p text:style-name="Preformatted_20_Text"><text:s text:c="8"/>} finally { </text:p>
      <text:p text:style-name="Preformatted_20_Text"><text:s text:c="12"/>pred.unlock();</text:p>
      <text:p text:style-name="Preformatted_20_Text"><text:s text:c="8"/>}</text:p>
      <text:p text:style-name="Preformatted_20_Text"><text:s text:c="4"/>}</text:p>
      <text:list text:continue-numbering="true" text:style-name="WWNum1">
        <text:list-item>
          <text:p text:style-name="P36" loext:marker-style-name="T13"><text:span text:style-name="T13">Figure 2 – Hand-over-Hand algorithm remove method</text:span><text:span text:style-name="T13"/></text:p>
        </text:list-item>
      </text:list>
      <text:p text:style-name="P25" loext:marker-style-name="T12"><text:span text:style-name="T12">For both methods, the list is traversed from head to tail by locking 2 successive nodes, the precedent and the current one. In this way, the algorithm allows for a boost in performance if some of the concurrent threads operate on nodes near the tail while others operate on nodes that are near the head, compared to the CoarsedGrained approach in which no matter where the operation of insert or remove took place, if one thread was executing either of them, the others had to busy-wait. By busy-waiting it is meant that the threads do not do any useful work, but waiting to acquire the lock on the linked-list.</text:span><text:span text:style-name="T12"/></text:p>
      <text:list text:continue-numbering="true" text:style-name="WWNum1">
        <text:list-item>
          <text:p text:style-name="P32" loext:marker-style-name="T12"><text:span text:style-name="T12">The lock() and unlock() methods seen in the figures 1 and 2 are defined in the Node class, that is part of the HandOverHandListIntSet class. They are abstracting the calls to the the lock() and unlock() functions of the ReentrantLock object. Each Node object contains a ReentrantLock object in the case of HandOverHandListIntSet as seen in Figure 3.</text:span><text:span text:style-name="T12"/></text:p>
        </text:list-item>
      </text:list>
      <text:p text:style-name="P38" loext:marker-style-name="T12"/>
      <text:p text:style-name="P38" loext:marker-style-name="T12"/>
      <text:p text:style-name="P38" loext:marker-style-name="T12"/>
      <text:p text:style-name="P10"><text:soft-page-break/>private class Node {</text:p>
      <text:list text:continue-numbering="true" text:style-name="WWNum1">
        <text:list-item>
          <text:p text:style-name="P11"><text:tab/>Node(int item) {</text:p>
        </text:list-item>
        <text:list-item>
          <text:p text:style-name="P11"><text:tab/> <text:s text:c="3"/>key = item;</text:p>
        </text:list-item>
        <text:list-item>
          <text:p text:style-name="P11"><text:tab/> <text:s text:c="3"/>next = null;</text:p>
        </text:list-item>
        <text:list-item>
          <text:p text:style-name="P11"><text:tab/>}</text:p>
        </text:list-item>
        <text:list-item>
          <text:p text:style-name="P11"><text:tab/>public int key;</text:p>
        </text:list-item>
        <text:list-item>
          <text:p text:style-name="P11"><text:tab/>public Node next;</text:p>
        </text:list-item>
        <text:list-item>
          <text:p text:style-name="P11"><text:s text:c="6"/>public Lock lock = new ReentrantLock();</text:p>
        </text:list-item>
        <text:list-item>
          <text:p text:style-name="P11"/>
        </text:list-item>
        <text:list-item>
          <text:p text:style-name="P11"><text:s text:c="6"/>public void lock() {</text:p>
        </text:list-item>
        <text:list-item>
          <text:p text:style-name="P11"><text:s text:c="8"/>lock.lock();</text:p>
        </text:list-item>
        <text:list-item>
          <text:p text:style-name="P11"><text:s text:c="6"/>}</text:p>
        </text:list-item>
        <text:list-item>
          <text:p text:style-name="P11"/>
        </text:list-item>
        <text:list-item>
          <text:p text:style-name="P11"><text:s text:c="6"/>public void unlock() {</text:p>
        </text:list-item>
        <text:list-item>
          <text:p text:style-name="P11"><text:s text:c="8"/>lock.unlock();</text:p>
        </text:list-item>
        <text:list-item>
          <text:p text:style-name="P11"><text:s text:c="6"/>}</text:p>
        </text:list-item>
        <text:list-item>
          <text:p text:style-name="P11">}</text:p>
        </text:list-item>
        <text:list-item>
          <text:p text:style-name="P36" loext:marker-style-name="T13"><text:span text:style-name="T13">Figure 3 – Hand-over-Hand algorithm Node of the list</text:span><text:span text:style-name="T13"/></text:p>
        </text:list-item>
      </text:list>
      <text:p text:style-name="P33" loext:marker-style-name="T12"><text:span text:style-name="T12">It remains to showcase one final relevant method for synchronization, which is the containsInt(item) method. It is not much different then the removeInt(item) method, but it only searches for the given item in the list, without modifying the Nodes. The method is depicted in the Figure 4.</text:span><text:span text:style-name="T12"/></text:p>
      <text:p text:style-name="Preformatted_20_Text">public boolean containsInt(int item){</text:p>
      <text:p text:style-name="Preformatted_20_Text"><text:s text:c="8"/>head.lock();</text:p>
      <text:p text:style-name="Preformatted_20_Text"><text:s text:c="8"/>Node pred = head;</text:p>
      <text:p text:style-name="Preformatted_20_Text"><text:s text:c="8"/>// proceed to lock the next node</text:p>
      <text:p text:style-name="Preformatted_20_Text"><text:s text:c="8"/>try {</text:p>
      <text:p text:style-name="Preformatted_20_Text"><text:s text:c="12"/>Node curr = pred.next;</text:p>
      <text:p text:style-name="Preformatted_20_Text"><text:s text:c="12"/>// falls asleep until it can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6"/>// if the key is already present, return false</text:p>
      <text:p text:style-name="Preformatted_20_Text"><text:s text:c="16"/>if (curr.key == item) {</text:p>
      <text:p text:style-name="Preformatted_20_Text"><text:s text:c="20"/>return true;</text:p>
      <text:p text:style-name="Preformatted_20_Text"><text:s text:c="16"/>}</text:p>
      <text:p text:style-name="Preformatted_20_Text"><text:s text:c="16"/>return false;</text:p>
      <text:p text:style-name="Preformatted_20_Text"><text:s text:c="12"/>// unlock curr</text:p>
      <text:p text:style-name="Preformatted_20_Text"><text:s text:c="12"/>} finally {</text:p>
      <text:p text:style-name="Preformatted_20_Text"><text:s text:c="16"/>curr.unlock();</text:p>
      <text:p text:style-name="Preformatted_20_Text"><text:s text:c="12"/>}</text:p>
      <text:p text:style-name="Preformatted_20_Text"><text:s text:c="8"/>// unlock pred</text:p>
      <text:p text:style-name="Preformatted_20_Text"><text:s text:c="8"/>} finally {</text:p>
      <text:p text:style-name="Preformatted_20_Text"><text:s text:c="12"/>pred.unlock();</text:p>
      <text:p text:style-name="Preformatted_20_Text"><text:s text:c="8"/>}</text:p>
      <text:p text:style-name="Preformatted_20_Text"><text:s text:c="4"/>}</text:p>
      <text:p text:style-name="P35" loext:marker-style-name="T13"><text:span text:style-name="T13">Figure 4 – Hand-over-Hand algorithm contains method</text:span><text:span text:style-name="T13"/></text:p>
      <text:list text:continue-numbering="true" text:style-name="WWNum1">
        <text:list-item>
          <text:h text:style-name="P9" text:outline-level="1"><text:bookmark-start text:name="__RefHeading___Toc410_4215402467"/>Correctness of Hand-over-Hand algorithm<text:bookmark-end text:name="__RefHeading___Toc410_4215402467"/></text:h>
        </text:list-item>
      </text:list>
      <text:p text:style-name="P40">In order to prove that the algorithm presented in the previous chapter is correct, it is sufficient to argue that both safety and liveness hold. </text:p>
      <text:p text:style-name="P40">Assumptions</text:p>
      <text:p text:style-name="P40">Each Node has a lock that provides mutual exclusion. Acquiring a node’s lock serializes access to that node and its next pointer.</text:p>
      <text:p text:style-name="P40">There are sentinel head (−∞) and tail (+∞) nodes so traversal never sees null.</text:p>
      <text:p text:style-name="P40">Invariants to preserve: list is sorted strictly increasing and contains no duplicates; next pointers form a well-formed singly linked list.</text:p>
      <text:p text:style-name="P40">Common argument pattern</text:p>
      <text:p text:style-name="P40">Show each operation acquires locks in a fixed forward order (lock‑coupling): pred then curr, always moving forward. This prevents circular wait → no lock‑cycle (so no deadlock).</text:p>
      <text:p text:style-name="P40">Show updates to pointers happen only while holding the relevant locks (pred and curr for local updates). Therefore concurrent writers cannot interleave to violate local invariants.</text:p>
      <text:p text:style-name="P40">For each operation identify a single atomic linearization point (an atomic memory action performed while holding locks) and argue that this action makes the effect visible to other threads and that it transforms a state satisfying invariants into another state that still satisfies the invariants.</text:p>
      <text:p text:style-name="P40">Operation-specific linearization points and safety</text:p>
      <text:p text:style-name="P40"/>
      <text:p text:style-name="P40">addInt(item)</text:p>
      <text:p text:style-name="P40">What it does: traverse to locate pred and curr such that pred.key &lt; item ≤ curr.key, with pred and curr locked when the check/insert is done.</text:p>
      <text:p text:style-name="P40">Check prevents duplicates: if curr.key == item return false while holding locks.</text:p>
      <text:p text:style-name="P40">Linearization point: the assignment pred.next = newNode (performed while pred and curr are locked).</text:p>
      <text:p text:style-name="P40">Safety: before the write, pred.next = curr and curr.key ≥ item. After the write, newNode sits between pred and curr, with newNode.key == item and newNode.next = curr, maintaining sorted order and no duplicates (because we checked curr.key != item). No concurrent writer could have changed pred.next or curr while we held pred and curr, so the insertion is atomic at that moment.</text:p>
      <text:p text:style-name="P40">removeInt(item) (typical pattern)</text:p>
      <text:p text:style-name="P40">What it does: locate pred and curr with pred.key &lt; item ≤ curr.key, with locks held.</text:p>
      <text:p text:style-name="P40">If curr.key != item return false.</text:p>
      <text:p text:style-name="P40"><text:soft-page-break/>Linearization point: the assignment pred.next = curr.next (performed while pred and curr are locked).</text:p>
      <text:p text:style-name="P40">Safety: removing curr splices it out while holding locks, so no concurrent writer can concurrently splice or insert at the same local place; sorted order remains and duplicates cannot be introduced. If references to the removed node are kept elsewhere, memory reclamation must be handled safely (not shown here).</text:p>
      <text:p text:style-name="P40">containsInt(item)</text:p>
      <text:p text:style-name="P40">What it does: traverses using lock coupling and tests curr.key.</text:p>
      <text:p text:style-name="P40">Linearization point: the read/test of curr.key == item made while both pred and curr are locked (the exact instant of the key comparison).</text:p>
      <text:p text:style-name="P40">Safety: because the node(s) read are locked, no concurrent writer can change the relationship (insert or remove in that local region) between the read and the response. Thus the observed membership is consistent with some atomic instant in time.</text:p>
      <text:p text:style-name="P40">Argument that these points produce a legal sequential history</text:p>
      <text:p text:style-name="P40">For any concurrent execution, replace each operation by its linearization action at the linearization instant. Before that instant the operation had no visible effect; at that instant it performs an atomic pointer/write/read that corresponds to a legal sequential operation (insert/delete/test) on a sorted set; after that it may release locks but further steps do not change the abstract set beyond that linearized effect. Hence each concurrent history is equivalent to some sequential history consistent with operation semantics → linearizability.</text:p>
      <text:p text:style-name="P40"/>
      <text:p text:style-name="P40">Liveness (brief)</text:p>
      <text:p text:style-name="P40">Deadlock: avoided because acquisition order is forward along list (no cycles).</text:p>
      <text:p text:style-name="P40">Blocking progress: operations block on locks (not lock‑free). Under contention throughput degrades; starvation is possible with non‑fair locks.</text:p>
      <text:p text:style-name="P40">Improvements: make contains optimistic (validate without locks) or use read/write/stamped locks, tryLock+backoff, or lock-free algorithms to improve concurrency and anti‑starvation properties</text:p>
      <text:list text:continue-numbering="true" text:style-name="WWNum1">
        <text:list-item>
          <text:h text:style-name="P9" text:outline-level="1"><text:bookmark-start text:name="__RefHeading___Toc6_2773015525"/>Performance analysis<text:bookmark-end text:name="__RefHeading___Toc6_2773015525"/></text:h>
        </text:list-item>
      </text:list>
      <text:p text:style-name="P40">For the performance analysis, prepare a graph depicting the throughput as a function of the number of threads for the three algorithms, for some representative list size and update ratio. You may use gnuplot or any other plotting program of your choice. Then, for each algorithm, fix the update ratio to 10%, and prepare a graph depicting the throughput as the function of the number of threads, varying the list size. Finally, for each algorithm, prepare a graph depicting the throughput as the function of the number of threads, varying the update ratio, for the list size 1k. Altogether, this gives: </text:p>
      <text:p text:style-name="P40">[] Three plots (one per algorithm), with three curves each, for a fixed update ratio 10% and varying list size. </text:p>
      <text:p text:style-name="P40"/>
      <text:p text:style-name="P43"><draw:frame draw:style-name="fr2" draw:name="Frame1" text:anchor-type="char" svg:width="6.2957in" draw:z-index="0"><draw:text-box fo:min-height="3.5382in"><text:p text:style-name="P3"><draw:frame draw:style-name="fr3" draw:name="Object1" text:anchor-type="paragraph" svg:width="6.2957in" style:rel-width="100%" svg:height="3.5382in" style:rel-height="scale" draw:z-index="1"><draw:object xlink:href="./Object 1" xlink:type="simple" xlink:show="embed" xlink:actuate="onLoad"/><draw:image xlink:href="./ObjectReplacements/Object 1" xlink:type="simple" xlink:show="embed" xlink:actuate="onLoad"/></draw:frame>Figure <text:span text:style-name="T15">5</text:span>: Coarse-Grained Locking algorithm for a fixed update ratio 10% and varying list size</text:p></draw:text-box></draw:frame><draw:frame draw:style-name="fr4" draw:name="Object2" text:anchor-type="char" svg:width="6.2957in" svg:height="3.5382in" draw:z-index="2"><draw:object xlink:href="./Object 2" xlink:type="simple" xlink:show="embed" xlink:actuate="onLoad"/><draw:image xlink:href="./ObjectReplacements/Object 2" xlink:type="simple" xlink:show="embed" xlink:actuate="onLoad"/></draw:frame></text:p>
      <text:p text:style-name="P43"/>
      <text:p text:style-name="P43"/>
      <text:p text:style-name="P43"/>
      <text:p text:style-name="P43"/>
      <text:p text:style-name="P43"/>
      <text:p text:style-name="P43"><draw:frame draw:style-name="fr1" draw:name="Frame2" text:anchor-type="char" svg:width="6.2957in" draw:z-index="3"><draw:text-box fo:min-height="3.5382in"><text:p text:style-name="P4"><draw:frame draw:style-name="fr3" draw:name="Object3" text:anchor-type="paragraph" svg:width="6.2957in" style:rel-width="100%" svg:height="3.5382in" style:rel-height="scale" draw:z-index="4"><draw:object xlink:href="./Object 3" xlink:type="simple" xlink:show="embed" xlink:actuate="onLoad"/><draw:image xlink:href="./ObjectReplacements/Object 3" xlink:type="simple" xlink:show="embed" xlink:actuate="onLoad"/></draw:frame>Figure <text:span text:style-name="T15">6</text:span>: Hand-Over-Hand Locking algorithm for a fixed update ratio 10% and varying list size</text:p></draw:text-box></draw:frame><text:soft-page-break/></text:p>
      <text:p text:style-name="P43"/>
      <text:p text:style-name="P43"><draw:frame draw:style-name="fr1" draw:name="Frame3" text:anchor-type="char" svg:width="6.2957in" draw:z-index="5"><draw:text-box fo:min-height="3.5382in"><text:p text:style-name="P4"><draw:frame draw:style-name="fr3" draw:name="Object4" text:anchor-type="paragraph" svg:width="6.2957in" style:rel-width="100%" svg:height="3.5382in" style:rel-height="scale" draw:z-index="6"><draw:object xlink:href="./Object 4" xlink:type="simple" xlink:show="embed" xlink:actuate="onLoad"/><draw:image xlink:href="./ObjectReplacements/Object 4" xlink:type="simple" xlink:show="embed" xlink:actuate="onLoad"/></draw:frame>Figure <text:span text:style-name="T15">7</text:span>: Lazy Linked List algorithm for a fixed update ratio 10% and varying list size</text:p></draw:text-box></draw:frame></text:p>
      <text:p text:style-name="P43"><text:soft-page-break/>[] Three plots (one per algorithm), with three curves each, for a fixed list size 100 and varying update ratios. </text:p>
      <text:p text:style-name="P43"/>
      <text:p text:style-name="P43"/>
      <text:p text:style-name="P43"><draw:frame draw:style-name="fr1" draw:name="Frame4" text:anchor-type="char" svg:width="6.9035in" draw:z-index="7"><draw:text-box fo:min-height="3.5366in"><text:p text:style-name="P3"><draw:frame draw:style-name="fr3" draw:name="Object5" text:anchor-type="paragraph" svg:width="6.6929in" style:rel-width="100%" svg:height="3.4283in" style:rel-height="scale" draw:z-index="8"><draw:object xlink:href="./Object 5" xlink:type="simple" xlink:show="embed" xlink:actuate="onLoad"/><draw:image xlink:href="./ObjectReplacements/Object 5" xlink:type="simple" xlink:show="embed" xlink:actuate="onLoad"/></draw:frame>Figure <text:span text:style-name="T16">8</text:span>: Coarse-Grained Locking algorithm <text:span text:style-name="T16">f</text:span>or a fixed list size 100 and varying update ratios</text:p></draw:text-box></draw:frame></text:p>
      <text:p text:style-name="P40"/>
      <text:p text:style-name="P40"/>
      <text:p text:style-name="P40"><draw:frame draw:style-name="fr1" draw:name="Frame5" text:anchor-type="char" svg:width="6.2945in" draw:z-index="9"><draw:text-box fo:min-height="3.5374in"><text:p text:style-name="P5"><draw:frame draw:style-name="fr3" draw:name="Object6" text:anchor-type="paragraph" svg:width="6.2945in" style:rel-width="100%" svg:height="3.5374in" style:rel-height="scale" draw:z-index="10"><draw:object xlink:href="./Object 6" xlink:type="simple" xlink:show="embed" xlink:actuate="onLoad"/><draw:image xlink:href="./ObjectReplacements/Object 6" xlink:type="simple" xlink:show="embed" xlink:actuate="onLoad"/></draw:frame>Figure <text:span text:style-name="T16">9</text:span>: Hand-Over-Hand Locking algorithm <text:span text:style-name="T16">f</text:span>or a fixed list size 100 and varying update ratios</text:p></draw:text-box></draw:frame><text:soft-page-break/></text:p>
      <text:p text:style-name="P40"/>
      <text:p text:style-name="P40"/>
      <text:p text:style-name="P40"><draw:frame draw:style-name="fr1" draw:name="Frame6" text:anchor-type="char" svg:width="6.2937in" draw:z-index="11"><draw:text-box fo:min-height="3.5374in"><text:p text:style-name="P5"><draw:frame draw:style-name="fr3" draw:name="Object7" text:anchor-type="paragraph" svg:width="6.2937in" style:rel-width="100%" svg:height="3.5374in" style:rel-height="scale" draw:z-index="12"><draw:object xlink:href="./Object 7" xlink:type="simple" xlink:show="embed" xlink:actuate="onLoad"/><draw:image xlink:href="./ObjectReplacements/Object 7" xlink:type="simple" xlink:show="embed" xlink:actuate="onLoad"/></draw:frame>Figure <text:span text:style-name="T16">10</text:span>: Lazy Linked List algorithm <text:span text:style-name="T16">f</text:span>or a fixed list size 100 and varying update ratios</text:p></draw:text-box></draw:frame></text:p>
      <text:p text:style-name="P40"><text:soft-page-break/>[] One plot, with three curves (one per algorithm), with fixed update ratio 10% and list size 1000.</text:p>
      <text:p text:style-name="P43"/>
      <text:p text:style-name="P43"><draw:frame draw:style-name="fr1" draw:name="Frame7" text:anchor-type="char" svg:width="6.2937in" draw:z-index="13"><draw:text-box fo:min-height="3.548in"><text:p text:style-name="P3"><draw:frame draw:style-name="fr3" draw:name="Object8" text:anchor-type="paragraph" svg:width="6.2937in" style:rel-width="100%" svg:height="3.548in" style:rel-height="scale" draw:z-index="14"><draw:object xlink:href="./Object 8" xlink:type="simple" xlink:show="embed" xlink:actuate="onLoad"/><draw:image xlink:href="./ObjectReplacements/Object 8" xlink:type="simple" xlink:show="embed" xlink:actuate="onLoad"/></draw:frame>Figure <text:sequence text:ref-name="refFigure0" text:name="Figure" text:formula="ooow:Figure+1" style:num-format="1">1</text:sequence><text:span text:style-name="T16">1</text:span>: Throughput as the function of the numberof threads for all thre algorithms, with fixed update ratio 10% and list size 1000</text:p></draw:text-box></draw:frame></text:p>
      <text:p text:style-name="P40"/>
      <text:p text:style-name="P40">[] Explain the forms of the curves and their relations to each other.</text:p>
      <text:list text:continue-numbering="true" text:style-name="WWNum1">
        <text:list-item>
          <text:h text:style-name="P9" text:outline-level="1"><text:bookmark-start text:name="__RefHeading___Toc1526_2773015525"/>Conclusions<text:bookmark-end text:name="__RefHeading___Toc1526_2773015525"/></text:h>
        </text:list-item>
      </text:list>
      <text:p text:style-name="P34">In this project, we explored the implementation and analysis of list-based sets using different synchronization strategies in a concurrent environment. By focusing on the Hand-over-Hand (fine-grained) locking algorithm, we demonstrated how carefully managing locks at the node level can significantly reduce contention compared to coarse-grained locking.</text:p>
      <text:p text:style-name="P33">The correctness of the Hand-over-Hand algorithm was established through linearizability arguments, showing that all operations maintain the invariants of a sorted, duplicate-free list while preventing deadlocks through ordered lock acquisition. Safety was ensured by holding locks during critical updates, and liveness considerations highlighted the trade-offs between blocking progress and throughput under high contention.</text:p>
      <text:p text:style-name="P33">Performance analysis confirmed that fine-grained locking provides better scalability as the number of threads increases, especially for operations distributed across different parts of the list. However, some limitations remain, such as potential contention near the head of the list and the need for fair locks or optimistic approaches to improve throughput further.</text:p>
      <text:p text:style-name="P33">Overall, this study illustrates that synchronization strategies have a direct and measurable impact on the efficiency of concurrent data structures. Fine-grained approaches like Hand-over-Hand locking offer a practical balance between correctness, safety, and performance, making them suitable for multi-threaded applications requiring shared access to linked-list-based sets.</text:p>
      <text:p text:style-name="P40"/>
      <text:list text:continue-numbering="true" text:style-name="WWNum1">
        <text:list-item>
          <text:h text:style-name="P9" text:outline-level="1"><text:bookmark-start text:name="__RefHeading___Toc1528_2773015525"/>References<text:bookmark-end text:name="__RefHeading___Toc1528_2773015525"/></text:h>
        </text:list-item>
      </text:list>
      <text:list text:style-name="WWNum6">
        <text:list-item>
          <text:p text:style-name="P41">M. Herlihy and N. Shavit, <text:s/><text:span text:style-name="Emphasis">The Art of Multiprocessor Programming, </text:span><text:span text:style-name="Emphasis"><text:span text:style-name="T12"><text:s/>USA: Morgan Kaufmann, 2008</text:span></text:span></text:p>
        </text:list-item>
        <text:list-item>
          <text:p text:style-name="P41"><text:span text:style-name="Emphasis"><text:span text:style-name="T12">Oracle, <text:s/></text:span></text:span><text:span text:style-name="Emphasis"><text:span text:style-name="T13">Java SE Development Kit 7u80,</text:span></text:span><text:span text:style-name="Emphasis"><text:span text:style-name="T12"> v.1.7.0. </text:span></text:span><text:a xlink:type="simple" xlink:href="https://www.oracle.com/in/java/technologies/javase/javase7-archive-downloads.html" text:style-name="Internet_20_link" text:visited-style-name="Visited_20_Internet_20_Link"><text:span text:style-name="Internet_20_link"><text:span text:style-name="T12">https://www.oracle.com/in/java/technologies/javase/javase7-archive-downloads.html</text:span></text:span></text:a><text:span text:style-name="Emphasis"><text:span text:style-name="T12"> (last checked: 27.10.2025)</text:span></text:span></text:p>
        </text:list-item>
        <text:list-item>
          <text:p text:style-name="P41"><text:span text:style-name="Emphasis"><text:span text:style-name="T12">Apache,</text:span></text:span><text:span text:style-name="Emphasis"><text:span text:style-name="T13"> The Apache ANT Project, </text:span></text:span><text:span text:style-name="Emphasis"><text:span text:style-name="T12">v.1.9.4.</text:span></text:span><text:span text:style-name="Emphasis"><text:span text:style-name="T13"> </text:span></text:span><text:a xlink:type="simple" xlink:href="https://ant.apache.org/bindownload.cgi" text:style-name="Internet_20_link" text:visited-style-name="Visited_20_Internet_20_Link"><text:span text:style-name="Internet_20_link"><text:span text:style-name="T12">https://ant.apache.org/bindownload.cgi</text:span></text:span></text:a><text:span text:style-name="Emphasis"><text:span text:style-name="T12"> (last checked: 27.10.2025) </text:span></text:span></text:p>
        </text:list-item>
        <text:list-item>
          <text:p text:style-name="P41"><text:span text:style-name="Emphasis"><text:span text:style-name="T12">Synchrobench, <text:s/></text:span></text:span><text:span text:style-name="Emphasis"><text:span text:style-name="T13">A Java-based benchmarking suite for concurrent data structures, </text:span></text:span><text:span text:style-name="Emphasis"><text:span text:style-name="T12">v1.1.0-alpha. </text:span></text:span><text:a xlink:type="simple" xlink:href="https://github.com/gramoli/synchrobench" text:style-name="Internet_20_link" text:visited-style-name="Visited_20_Internet_20_Link"><text:span text:style-name="Internet_20_link"><text:span text:style-name="T12">https://github.com/gramoli/synchrobench</text:span></text:span></text:a><text:span text:style-name="Emphasis"><text:span text:style-name="T12"> (last checked: 27.10.2025) </text:span></text:span></text:p>
        </text:list-item>
        <text:list-item>
          <text:p text:style-name="P41">P. Kuznetsov, <text:span text:style-name="T13">Concurrent List-Based Sets, </text:span><text:span text:style-name="T12">CSC_4SL05_TP, 2020</text:span></text:p>
        </text:list-item>
      </text:list>
      <text:p text:style-name="P39" loext:marker-style-name="T12"/>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 fo:font-family="'Times New Roman'" style:font-family-generic="roman" style:font-pitch="variabl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fo:padding="0.0138in" fo:border="0.74pt solid #000000" style:shadow="none"/>
      <style:text-properties style:font-name="Courier New" fo:font-family="'Courier New'" style:font-family-generic="roman"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tyle="normal" style:font-style-asian="normal" style:font-style-complex="norm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in" fo:text-align="center" style:justify-single-word="false" fo:orphans="2" fo:widows="2" fo:text-indent="0in" style:auto-text-indent="false" style:writing-mode="lr-tb"/>
    </style:style>
    <style:style style:name="MP2" style:family="paragraph" style:parent-style-name="Footer">
      <style:paragraph-properties fo:text-align="center" style:justify-single-word="false" style:writing-mode="lr-tb"/>
    </style:style>
    <style:style style:name="MT1" style:family="text">
      <style:text-properties fo:font-variant="normal" fo:text-transform="none" fo:color="#313131" loext:opacity="100%" style:font-name="Times New Roman" fo:font-size="13pt" fo:letter-spacing="normal" fo:font-style="normal" fo:font-weight="normal" style:font-size-asian="13pt" style:font-style-asian="normal" style:font-weight-asian="normal" style:font-size-complex="13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3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118in" fo:margin-left="0in" fo:margin-right="0in" fo:margin-bottom="0.572in" style:dynamic-spacing="true"/>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INSTITUT POLYTECHNIQUE DE PARIS</text:span><text:span text:style-name="MT1"/></text:p>
        <text:p text:style-name="MP1" loext:marker-style-name="MT1"><text:span text:style-name="MT1">Télécom Paris</text:span><text:span text:style-name="MT1"/></text:p>
      </style:header>
      <style:header-left>
        <text:p text:style-name="MP1" loext:marker-style-name="MT1"><text:span text:style-name="MT1">INSTITUT POLYTECHNIQUE DE PARIS</text:span><text:span text:style-name="MT1"/></text:p>
        <text:p text:style-name="MP1" loext:marker-style-name="MT1"><text:span text:style-name="MT1">Télécom Paris</text:span><text:span text:style-name="MT1"/></text:p>
      </style:header-left>
      <style:header-first>
        <text:p text:style-name="Header"/>
      </style:header-first>
      <style:footer>
        <text:p text:style-name="MP2"><text:bookmark-start text:name="PageNumWizard_FOOTER_Default_Page_Style3"/><text:page-number text:select-page="current">15</text:page-number><text:bookmark-end text:name="PageNumWizard_FOOTER_Default_Page_Style3"/></text:p>
      </style:footer>
      <style:footer-left>
        <text:p text:style-name="MP2"><text:bookmark-start text:name="PageNumWizard_FOOTER_Default_Page_Style2"/><text:page-number text:select-page="current">14</text:page-number><text:bookmark-end text:name="PageNumWizard_FOOTER_Default_Page_Style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7:06:00</meta:creation-date>
    <dc:language>en-US</dc:language>
    <meta:print-date>2025-10-27T18:10:20</meta:print-date>
    <dc:date>2025-10-27T22:37:34.879533647</dc:date>
    <meta:editing-cycles>18</meta:editing-cycles>
    <meta:editing-duration>PT1H4M26S</meta:editing-duration>
    <meta:generator>LibreOffice/24.2.7.2$Linux_X86_64 LibreOffice_project/420$Build-2</meta:generator>
    <meta:document-statistic meta:table-count="0" meta:image-count="0" meta:object-count="8" meta:page-count="15" meta:paragraph-count="209" meta:word-count="2172" meta:character-count="15157" meta:non-whitespace-character-count="11890"/>
    <meta:user-defined meta:name="AppVersion">15.0000</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1cm" svg:height="8.986cm" xlink:href="." xlink:type="simple" chart:class="chart:scatter" chart:style-name="ch1">
        <chart:title svg:x="3.546cm" svg:y="0.315cm" chart:style-name="ch2">
          <text:p>Course-Grained Locking (Update ratios = 0)</text:p>
        </chart:title>
        <chart:subtitle svg:x="5.715cm" svg:y="1.273cm" chart:style-name="ch3">
          <text:p>Throughput  = f(Threads)</text:p>
        </chart:subtitle>
        <chart:legend chart:legend-position="end" svg:x="12.081cm" svg:y="3.696cm" style:legend-expansion="high" chart:style-name="ch4"/>
        <chart:plot-area chart:style-name="ch5" chart:data-source-has-labels="both" svg:x="1.33cm" svg:y="2.135cm" svg:width="10.432cm" svg:height="5.691cm">
          <chart:coordinate-region svg:x="2.904cm" svg:y="2.334cm" svg:width="8.671cm" svg:height="4.845cm"/>
          <chart:axis chart:dimension="x" chart:name="primary-x" chart:style-name="ch6" chartooo:axis-type="auto">
            <chart:title svg:x="5.682cm" svg:y="8.005cm" chart:style-name="ch7">
              <text:p>Throughput</text:p>
            </chart:title>
            <chart:categories table:cell-range-address="local-table.$A$2:.$A$7"/>
          </chart:axis>
          <chart:axis chart:dimension="y" chart:name="primary-y" chart:style-name="ch8">
            <chart:title svg:x="0.451cm" svg:y="6.082cm" chart:style-name="ch9">
              <text:p>No. of Threads</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List size = 100</text:p>
              </table:table-cell>
              <table:table-cell office:value-type="string">
                <text:p>List size = 1000</text:p>
              </table:table-cell>
              <table:table-cell office:value-type="string">
                <text:p>List size = 10000</text:p>
              </table:table-cell>
            </table:table-row>
          </table:table-header-rows>
          <table:table-rows>
            <table:table-row>
              <table:table-cell office:value-type="string">
                <text:p>1</text:p>
              </table:table-cell>
              <table:table-cell office:value-type="float" office:value="1">
                <text:p>1</text:p>
              </table:table-cell>
              <table:table-cell office:value-type="float" office:value="5586286.71328671">
                <text:p>5586286.71328671</text:p>
              </table:table-cell>
              <table:table-cell office:value-type="float" office:value="298429.070929071">
                <text:p>298429.070929071</text:p>
              </table:table-cell>
              <table:table-cell office:value-type="float" office:value="14085.4145854146">
                <text:p>14085.4145854146</text:p>
              </table:table-cell>
            </table:table-row>
            <table:table-row>
              <table:table-cell office:value-type="string">
                <text:p>2</text:p>
              </table:table-cell>
              <table:table-cell office:value-type="float" office:value="4">
                <text:p>4</text:p>
              </table:table-cell>
              <table:table-cell office:value-type="float" office:value="2250819.36127745">
                <text:p>2250819.36127745</text:p>
              </table:table-cell>
              <table:table-cell office:value-type="float" office:value="121161.757363954">
                <text:p>121161.757363954</text:p>
              </table:table-cell>
              <table:table-cell office:value-type="float" office:value="10252.1218172741">
                <text:p>10252.1218172741</text:p>
              </table:table-cell>
            </table:table-row>
            <table:table-row>
              <table:table-cell office:value-type="string">
                <text:p>3</text:p>
              </table:table-cell>
              <table:table-cell office:value-type="float" office:value="6">
                <text:p>6</text:p>
              </table:table-cell>
              <table:table-cell office:value-type="float" office:value="1874533.93213573">
                <text:p>1874533.93213573</text:p>
              </table:table-cell>
              <table:table-cell office:value-type="float" office:value="115284.930139721">
                <text:p>115284.930139721</text:p>
              </table:table-cell>
              <table:table-cell office:value-type="float" office:value="9756.4870259481">
                <text:p>9756.4870259481</text:p>
              </table:table-cell>
            </table:table-row>
            <table:table-row>
              <table:table-cell office:value-type="string">
                <text:p>4</text:p>
              </table:table-cell>
              <table:table-cell office:value-type="float" office:value="8">
                <text:p>8</text:p>
              </table:table-cell>
              <table:table-cell office:value-type="float" office:value="1870966.58354115">
                <text:p>1870966.58354115</text:p>
              </table:table-cell>
              <table:table-cell office:value-type="float" office:value="113427.930174564">
                <text:p>113427.930174564</text:p>
              </table:table-cell>
              <table:table-cell office:value-type="float" office:value="9879.24151696607">
                <text:p>9879.24151696607</text:p>
              </table:table-cell>
            </table:table-row>
            <table:table-row>
              <table:table-cell office:value-type="string">
                <text:p>5</text:p>
              </table:table-cell>
              <table:table-cell office:value-type="float" office:value="10">
                <text:p>10</text:p>
              </table:table-cell>
              <table:table-cell office:value-type="float" office:value="1903348.45463609">
                <text:p>1903348.45463609</text:p>
              </table:table-cell>
              <table:table-cell office:value-type="float" office:value="110734.663341646">
                <text:p>110734.663341646</text:p>
              </table:table-cell>
              <table:table-cell office:value-type="float" office:value="9771.5710723192">
                <text:p>9771.5710723192</text:p>
              </table:table-cell>
            </table:table-row>
            <table:table-row>
              <table:table-cell office:value-type="string">
                <text:p>6</text:p>
              </table:table-cell>
              <table:table-cell office:value-type="float" office:value="12">
                <text:p>12</text:p>
              </table:table-cell>
              <table:table-cell office:value-type="float" office:value="1857646.23816642">
                <text:p>1857646.23816642</text:p>
              </table:table-cell>
              <table:table-cell office:value-type="float" office:value="108470.588235294">
                <text:p>108470.588235294</text:p>
              </table:table-cell>
              <table:table-cell office:value-type="float" office:value="9510.46859421735">
                <text:p>9510.4685942173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1cm" svg:height="8.986cm" xlink:href="." xlink:type="simple" chart:class="chart:scatter" chart:style-name="ch1">
        <chart:title svg:x="3.44cm" svg:y="0.315cm" chart:style-name="ch2">
          <text:p>Hand-Over-Hand Locking (Update ratios = 0)</text:p>
        </chart:title>
        <chart:subtitle svg:x="5.768cm" svg:y="1.273cm" chart:style-name="ch3">
          <text:p>Throughput = f(Threads)</text:p>
        </chart:subtitle>
        <chart:legend chart:legend-position="end" svg:x="12.081cm" svg:y="3.696cm" style:legend-expansion="high" chart:style-name="ch4"/>
        <chart:plot-area chart:style-name="ch5" chart:data-source-has-labels="both" svg:x="1.33cm" svg:y="2.135cm" svg:width="10.432cm" svg:height="5.691cm">
          <chart:coordinate-region svg:x="2.904cm" svg:y="2.334cm" svg:width="8.671cm" svg:height="4.845cm"/>
          <chart:axis chart:dimension="x" chart:name="primary-x" chart:style-name="ch6" chartooo:axis-type="auto">
            <chart:title svg:x="5.444cm" svg:y="8.005cm" chart:style-name="ch7">
              <text:p>No. of Threads</text:p>
            </chart:title>
            <chart:categories table:cell-range-address="local-table.$A$2:.$A$7"/>
          </chart:axis>
          <chart:axis chart:dimension="y" chart:name="primary-y" chart:style-name="ch8">
            <chart:title svg:x="0.451cm" svg:y="5.844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List size = 100</text:p>
              </table:table-cell>
              <table:table-cell office:value-type="string">
                <text:p>List size = 1000</text:p>
              </table:table-cell>
              <table:table-cell office:value-type="string">
                <text:p>List size = 10000</text:p>
              </table:table-cell>
            </table:table-row>
          </table:table-header-rows>
          <table:table-rows>
            <table:table-row>
              <table:table-cell office:value-type="string">
                <text:p>1</text:p>
              </table:table-cell>
              <table:table-cell office:value-type="float" office:value="1">
                <text:p>1</text:p>
              </table:table-cell>
              <table:table-cell office:value-type="float" office:value="1035521.97802198">
                <text:p>1035521.97802198</text:p>
              </table:table-cell>
              <table:table-cell office:value-type="float" office:value="108938.561438561">
                <text:p>108938.561438561</text:p>
              </table:table-cell>
              <table:table-cell office:value-type="float" office:value="9494.5054945055">
                <text:p>9494.5054945055</text:p>
              </table:table-cell>
            </table:table-row>
            <table:table-row>
              <table:table-cell office:value-type="string">
                <text:p>2</text:p>
              </table:table-cell>
              <table:table-cell office:value-type="float" office:value="4">
                <text:p>4</text:p>
              </table:table-cell>
              <table:table-cell office:value-type="float" office:value="262956.065901148">
                <text:p>262956.065901148</text:p>
              </table:table-cell>
              <table:table-cell office:value-type="float" office:value="50835.9102244389">
                <text:p>50835.9102244389</text:p>
              </table:table-cell>
              <table:table-cell office:value-type="float" office:value="7338.82235528942">
                <text:p>7338.82235528942</text:p>
              </table:table-cell>
            </table:table-row>
            <table:table-row>
              <table:table-cell office:value-type="string">
                <text:p>3</text:p>
              </table:table-cell>
              <table:table-cell office:value-type="float" office:value="6">
                <text:p>6</text:p>
              </table:table-cell>
              <table:table-cell office:value-type="float" office:value="173365.768463074">
                <text:p>173365.768463074</text:p>
              </table:table-cell>
              <table:table-cell office:value-type="float" office:value="68056.3591022444">
                <text:p>68056.3591022444</text:p>
              </table:table-cell>
              <table:table-cell office:value-type="float" office:value="8719.56087824351">
                <text:p>8719.56087824351</text:p>
              </table:table-cell>
            </table:table-row>
            <table:table-row>
              <table:table-cell office:value-type="string">
                <text:p>4</text:p>
              </table:table-cell>
              <table:table-cell office:value-type="float" office:value="8">
                <text:p>8</text:p>
              </table:table-cell>
              <table:table-cell office:value-type="float" office:value="157628.243512974">
                <text:p>157628.243512974</text:p>
              </table:table-cell>
              <table:table-cell office:value-type="float" office:value="85738.7836490529">
                <text:p>85738.7836490529</text:p>
              </table:table-cell>
              <table:table-cell office:value-type="float" office:value="11458.5828343313">
                <text:p>11458.5828343313</text:p>
              </table:table-cell>
            </table:table-row>
            <table:table-row>
              <table:table-cell office:value-type="string">
                <text:p>5</text:p>
              </table:table-cell>
              <table:table-cell office:value-type="float" office:value="10">
                <text:p>10</text:p>
              </table:table-cell>
              <table:table-cell office:value-type="float" office:value="176414.463840399">
                <text:p>176414.463840399</text:p>
              </table:table-cell>
              <table:table-cell office:value-type="float" office:value="108696.909272183">
                <text:p>108696.909272183</text:p>
              </table:table-cell>
              <table:table-cell office:value-type="float" office:value="12845.4636091725">
                <text:p>12845.4636091725</text:p>
              </table:table-cell>
            </table:table-row>
            <table:table-row>
              <table:table-cell office:value-type="string">
                <text:p>6</text:p>
              </table:table-cell>
              <table:table-cell office:value-type="float" office:value="12">
                <text:p>12</text:p>
              </table:table-cell>
              <table:table-cell office:value-type="float" office:value="212165.004985045">
                <text:p>212165.004985045</text:p>
              </table:table-cell>
              <table:table-cell office:value-type="float" office:value="122234.678624813">
                <text:p>122234.678624813</text:p>
              </table:table-cell>
              <table:table-cell office:value-type="float" office:value="14838.4845463609">
                <text:p>14838.484546360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1cm" svg:height="8.986cm" xlink:href="." xlink:type="simple" chart:class="chart:scatter" chart:style-name="ch1">
        <chart:title svg:x="3.44cm" svg:y="0.315cm" chart:style-name="ch2">
          <text:p>Hand-Over-Hand Locking (Update ratios = 0)</text:p>
        </chart:title>
        <chart:subtitle svg:x="5.768cm" svg:y="1.273cm" chart:style-name="ch3">
          <text:p>Throughput = f(Threads)</text:p>
        </chart:subtitle>
        <chart:legend chart:legend-position="end" svg:x="12.081cm" svg:y="3.696cm" style:legend-expansion="high" chart:style-name="ch4"/>
        <chart:plot-area chart:style-name="ch5" chart:data-source-has-labels="both" svg:x="1.33cm" svg:y="2.135cm" svg:width="10.432cm" svg:height="5.691cm">
          <chart:coordinate-region svg:x="2.904cm" svg:y="2.334cm" svg:width="8.671cm" svg:height="4.845cm"/>
          <chart:axis chart:dimension="x" chart:name="primary-x" chart:style-name="ch6" chartooo:axis-type="auto">
            <chart:title svg:x="5.444cm" svg:y="8.005cm" chart:style-name="ch7">
              <text:p>No. of Threads</text:p>
            </chart:title>
            <chart:categories table:cell-range-address="local-table.$A$2:.$A$7"/>
          </chart:axis>
          <chart:axis chart:dimension="y" chart:name="primary-y" chart:style-name="ch8">
            <chart:title svg:x="0.451cm" svg:y="5.844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List size = 100</text:p>
              </table:table-cell>
              <table:table-cell office:value-type="string">
                <text:p>List size = 1000</text:p>
              </table:table-cell>
              <table:table-cell office:value-type="string">
                <text:p>List size = 10000</text:p>
              </table:table-cell>
            </table:table-row>
          </table:table-header-rows>
          <table:table-rows>
            <table:table-row>
              <table:table-cell office:value-type="string">
                <text:p>1</text:p>
              </table:table-cell>
              <table:table-cell office:value-type="float" office:value="1">
                <text:p>1</text:p>
              </table:table-cell>
              <table:table-cell office:value-type="float" office:value="1035521.97802198">
                <text:p>1035521.97802198</text:p>
              </table:table-cell>
              <table:table-cell office:value-type="float" office:value="108938.561438561">
                <text:p>108938.561438561</text:p>
              </table:table-cell>
              <table:table-cell office:value-type="float" office:value="9494.5054945055">
                <text:p>9494.5054945055</text:p>
              </table:table-cell>
            </table:table-row>
            <table:table-row>
              <table:table-cell office:value-type="string">
                <text:p>2</text:p>
              </table:table-cell>
              <table:table-cell office:value-type="float" office:value="4">
                <text:p>4</text:p>
              </table:table-cell>
              <table:table-cell office:value-type="float" office:value="262956.065901148">
                <text:p>262956.065901148</text:p>
              </table:table-cell>
              <table:table-cell office:value-type="float" office:value="50835.9102244389">
                <text:p>50835.9102244389</text:p>
              </table:table-cell>
              <table:table-cell office:value-type="float" office:value="7338.82235528942">
                <text:p>7338.82235528942</text:p>
              </table:table-cell>
            </table:table-row>
            <table:table-row>
              <table:table-cell office:value-type="string">
                <text:p>3</text:p>
              </table:table-cell>
              <table:table-cell office:value-type="float" office:value="6">
                <text:p>6</text:p>
              </table:table-cell>
              <table:table-cell office:value-type="float" office:value="173365.768463074">
                <text:p>173365.768463074</text:p>
              </table:table-cell>
              <table:table-cell office:value-type="float" office:value="68056.3591022444">
                <text:p>68056.3591022444</text:p>
              </table:table-cell>
              <table:table-cell office:value-type="float" office:value="8719.56087824351">
                <text:p>8719.56087824351</text:p>
              </table:table-cell>
            </table:table-row>
            <table:table-row>
              <table:table-cell office:value-type="string">
                <text:p>4</text:p>
              </table:table-cell>
              <table:table-cell office:value-type="float" office:value="8">
                <text:p>8</text:p>
              </table:table-cell>
              <table:table-cell office:value-type="float" office:value="157628.243512974">
                <text:p>157628.243512974</text:p>
              </table:table-cell>
              <table:table-cell office:value-type="float" office:value="85738.7836490529">
                <text:p>85738.7836490529</text:p>
              </table:table-cell>
              <table:table-cell office:value-type="float" office:value="11458.5828343313">
                <text:p>11458.5828343313</text:p>
              </table:table-cell>
            </table:table-row>
            <table:table-row>
              <table:table-cell office:value-type="string">
                <text:p>5</text:p>
              </table:table-cell>
              <table:table-cell office:value-type="float" office:value="10">
                <text:p>10</text:p>
              </table:table-cell>
              <table:table-cell office:value-type="float" office:value="176414.463840399">
                <text:p>176414.463840399</text:p>
              </table:table-cell>
              <table:table-cell office:value-type="float" office:value="108696.909272183">
                <text:p>108696.909272183</text:p>
              </table:table-cell>
              <table:table-cell office:value-type="float" office:value="12845.4636091725">
                <text:p>12845.4636091725</text:p>
              </table:table-cell>
            </table:table-row>
            <table:table-row>
              <table:table-cell office:value-type="string">
                <text:p>6</text:p>
              </table:table-cell>
              <table:table-cell office:value-type="float" office:value="12">
                <text:p>12</text:p>
              </table:table-cell>
              <table:table-cell office:value-type="float" office:value="212165.004985045">
                <text:p>212165.004985045</text:p>
              </table:table-cell>
              <table:table-cell office:value-type="float" office:value="122234.678624813">
                <text:p>122234.678624813</text:p>
              </table:table-cell>
              <table:table-cell office:value-type="float" office:value="14838.4845463609">
                <text:p>14838.4845463609</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1cm" svg:height="8.986cm" xlink:href="." xlink:type="simple" chart:class="chart:scatter" chart:style-name="ch1">
        <chart:title svg:x="4.38cm" svg:y="0.315cm" chart:style-name="ch2">
          <text:p>Lazy Linked List (Update ratios = 0)</text:p>
        </chart:title>
        <chart:subtitle svg:x="5.768cm" svg:y="1.273cm" chart:style-name="ch3">
          <text:p>Throughput = f(Threads)</text:p>
        </chart:subtitle>
        <chart:legend chart:legend-position="end" svg:x="12.081cm" svg:y="3.696cm" style:legend-expansion="high" chart:style-name="ch4"/>
        <chart:plot-area chart:style-name="ch5" chart:data-source-has-labels="both" svg:x="1.33cm" svg:y="2.135cm" svg:width="10.432cm" svg:height="5.691cm">
          <chart:coordinate-region svg:x="3.089cm" svg:y="2.334cm" svg:width="8.486cm" svg:height="4.845cm"/>
          <chart:axis chart:dimension="x" chart:name="primary-x" chart:style-name="ch6" chartooo:axis-type="auto">
            <chart:title svg:x="5.907cm" svg:y="8.005cm" chart:style-name="ch7">
              <text:p>Threads</text:p>
            </chart:title>
            <chart:categories table:cell-range-address="local-table.$A$2:.$A$7"/>
          </chart:axis>
          <chart:axis chart:dimension="y" chart:name="primary-y" chart:style-name="ch8">
            <chart:title svg:x="0.451cm" svg:y="5.844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List size = 100</text:p>
              </table:table-cell>
              <table:table-cell office:value-type="string">
                <text:p>List size = 1000</text:p>
              </table:table-cell>
              <table:table-cell office:value-type="string">
                <text:p>List size = 10000</text:p>
              </table:table-cell>
            </table:table-row>
          </table:table-header-rows>
          <table:table-rows>
            <table:table-row>
              <table:table-cell office:value-type="string">
                <text:p>1</text:p>
              </table:table-cell>
              <table:table-cell office:value-type="float" office:value="1">
                <text:p>1</text:p>
              </table:table-cell>
              <table:table-cell office:value-type="float" office:value="5538776.83474788">
                <text:p>5538776.83474788</text:p>
              </table:table-cell>
              <table:table-cell office:value-type="float" office:value="276663.005491762">
                <text:p>276663.005491762</text:p>
              </table:table-cell>
              <table:table-cell office:value-type="float" office:value="9748.87668497254">
                <text:p>9748.87668497254</text:p>
              </table:table-cell>
            </table:table-row>
            <table:table-row>
              <table:table-cell office:value-type="string">
                <text:p>2</text:p>
              </table:table-cell>
              <table:table-cell office:value-type="float" office:value="4">
                <text:p>4</text:p>
              </table:table-cell>
              <table:table-cell office:value-type="float" office:value="10032879.740519">
                <text:p>10032879.740519</text:p>
              </table:table-cell>
              <table:table-cell office:value-type="float" office:value="991111.27744511">
                <text:p>991111.27744511</text:p>
              </table:table-cell>
              <table:table-cell office:value-type="float" office:value="40100.7984031936">
                <text:p>40100.7984031936</text:p>
              </table:table-cell>
            </table:table-row>
            <table:table-row>
              <table:table-cell office:value-type="string">
                <text:p>3</text:p>
              </table:table-cell>
              <table:table-cell office:value-type="float" office:value="6">
                <text:p>6</text:p>
              </table:table-cell>
              <table:table-cell office:value-type="float" office:value="10950827.8443114">
                <text:p>10950827.8443114</text:p>
              </table:table-cell>
              <table:table-cell office:value-type="float" office:value="1500159.10224439">
                <text:p>1500159.10224439</text:p>
              </table:table-cell>
              <table:table-cell office:value-type="float" office:value="57396.0099750624">
                <text:p>57396.0099750624</text:p>
              </table:table-cell>
            </table:table-row>
            <table:table-row>
              <table:table-cell office:value-type="string">
                <text:p>4</text:p>
              </table:table-cell>
              <table:table-cell office:value-type="float" office:value="8">
                <text:p>8</text:p>
              </table:table-cell>
              <table:table-cell office:value-type="float" office:value="13711728.1795511">
                <text:p>13711728.1795511</text:p>
              </table:table-cell>
              <table:table-cell office:value-type="float" office:value="1915404.98753117">
                <text:p>1915404.98753117</text:p>
              </table:table-cell>
              <table:table-cell office:value-type="float" office:value="78423.2303090728">
                <text:p>78423.2303090728</text:p>
              </table:table-cell>
            </table:table-row>
            <table:table-row>
              <table:table-cell office:value-type="string">
                <text:p>5</text:p>
              </table:table-cell>
              <table:table-cell office:value-type="float" office:value="10">
                <text:p>10</text:p>
              </table:table-cell>
              <table:table-cell office:value-type="float" office:value="15544394.9203187">
                <text:p>15544394.9203187</text:p>
              </table:table-cell>
              <table:table-cell office:value-type="float" office:value="2294847.45762712">
                <text:p>2294847.45762712</text:p>
              </table:table-cell>
              <table:table-cell office:value-type="float" office:value="97986.5470852018">
                <text:p>97986.5470852018</text:p>
              </table:table-cell>
            </table:table-row>
            <table:table-row>
              <table:table-cell office:value-type="string">
                <text:p>6</text:p>
              </table:table-cell>
              <table:table-cell office:value-type="float" office:value="12">
                <text:p>12</text:p>
              </table:table-cell>
              <table:table-cell office:value-type="float" office:value="18782835.4935194">
                <text:p>18782835.4935194</text:p>
              </table:table-cell>
              <table:table-cell office:value-type="float" office:value="2826540.10961634">
                <text:p>2826540.10961634</text:p>
              </table:table-cell>
              <table:table-cell office:value-type="float" office:value="124013.951170902">
                <text:p>124013.95117090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cm" svg:height="8.708cm" xlink:href="." xlink:type="simple" chart:class="chart:scatter" chart:style-name="ch1">
        <chart:title svg:x="4.329cm" svg:y="0.31cm" chart:style-name="ch2">
          <text:p>Coarse-Grained Locking (List size = 100)</text:p>
        </chart:title>
        <chart:subtitle svg:x="6.22cm" svg:y="1.263cm" chart:style-name="ch3">
          <text:p>Throughput = f(Threads) </text:p>
        </chart:subtitle>
        <chart:legend chart:legend-position="end" svg:x="12.64cm" svg:y="3.557cm" style:legend-expansion="high" chart:style-name="ch4"/>
        <chart:plot-area chart:style-name="ch5" chart:data-source-has-labels="both" svg:x="1.351cm" svg:y="2.12cm" svg:width="10.949cm" svg:height="5.433cm">
          <chart:coordinate-region svg:x="2.925cm" svg:y="2.319cm" svg:width="9.188cm" svg:height="4.587cm"/>
          <chart:axis chart:dimension="x" chart:name="primary-x" chart:style-name="ch6" chartooo:axis-type="auto">
            <chart:title svg:x="6.186cm" svg:y="7.727cm" chart:style-name="ch7">
              <text:p>Threads</text:p>
            </chart:title>
            <chart:categories table:cell-range-address="local-table.$A$2:.$A$7"/>
          </chart:axis>
          <chart:axis chart:dimension="y" chart:name="primary-y" chart:style-name="ch8">
            <chart:title svg:x="0.451cm" svg:y="5.7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0% Update ratios</text:p>
              </table:table-cell>
              <table:table-cell office:value-type="string">
                <text:p>10% Update ratios</text:p>
              </table:table-cell>
              <table:table-cell office:value-type="string">
                <text:p>100% Update ratios</text:p>
              </table:table-cell>
            </table:table-row>
          </table:table-header-rows>
          <table:table-rows>
            <table:table-row>
              <table:table-cell office:value-type="string">
                <text:p>1</text:p>
              </table:table-cell>
              <table:table-cell office:value-type="float" office:value="1">
                <text:p>1</text:p>
              </table:table-cell>
              <table:table-cell office:value-type="float" office:value="6694153.19">
                <text:p>6694153.19</text:p>
              </table:table-cell>
              <table:table-cell office:value-type="float" office:value="5586286.71">
                <text:p>5586286.71</text:p>
              </table:table-cell>
              <table:table-cell office:value-type="float" office:value="4420594.41">
                <text:p>4420594.41</text:p>
              </table:table-cell>
            </table:table-row>
            <table:table-row>
              <table:table-cell office:value-type="string">
                <text:p>2</text:p>
              </table:table-cell>
              <table:table-cell office:value-type="float" office:value="4">
                <text:p>4</text:p>
              </table:table-cell>
              <table:table-cell office:value-type="float" office:value="2464172.65">
                <text:p>2464172.65</text:p>
              </table:table-cell>
              <table:table-cell office:value-type="float" office:value="2250819.36">
                <text:p>2250819.36</text:p>
              </table:table-cell>
              <table:table-cell office:value-type="float" office:value="1324274.95">
                <text:p>1324274.95</text:p>
              </table:table-cell>
            </table:table-row>
            <table:table-row>
              <table:table-cell office:value-type="string">
                <text:p>3</text:p>
              </table:table-cell>
              <table:table-cell office:value-type="float" office:value="6">
                <text:p>6</text:p>
              </table:table-cell>
              <table:table-cell office:value-type="float" office:value="2188497.5">
                <text:p>2188497.5</text:p>
              </table:table-cell>
              <table:table-cell office:value-type="float" office:value="1874533.93">
                <text:p>1874533.93</text:p>
              </table:table-cell>
              <table:table-cell office:value-type="float" office:value="1338117.76">
                <text:p>1338117.76</text:p>
              </table:table-cell>
            </table:table-row>
            <table:table-row>
              <table:table-cell office:value-type="string">
                <text:p>4</text:p>
              </table:table-cell>
              <table:table-cell office:value-type="float" office:value="8">
                <text:p>8</text:p>
              </table:table-cell>
              <table:table-cell office:value-type="float" office:value="2385305.58">
                <text:p>2385305.58</text:p>
              </table:table-cell>
              <table:table-cell office:value-type="float" office:value="1870966.58">
                <text:p>1870966.58</text:p>
              </table:table-cell>
              <table:table-cell office:value-type="float" office:value="1398012.47">
                <text:p>1398012.47</text:p>
              </table:table-cell>
            </table:table-row>
            <table:table-row>
              <table:table-cell office:value-type="string">
                <text:p>5</text:p>
              </table:table-cell>
              <table:table-cell office:value-type="float" office:value="10">
                <text:p>10</text:p>
              </table:table-cell>
              <table:table-cell office:value-type="float" office:value="2323484.29">
                <text:p>2323484.29</text:p>
              </table:table-cell>
              <table:table-cell office:value-type="float" office:value="1903348.45">
                <text:p>1903348.45</text:p>
              </table:table-cell>
              <table:table-cell office:value-type="float" office:value="1367557.11">
                <text:p>1367557.11</text:p>
              </table:table-cell>
            </table:table-row>
            <table:table-row>
              <table:table-cell office:value-type="string">
                <text:p>6</text:p>
              </table:table-cell>
              <table:table-cell office:value-type="float" office:value="12">
                <text:p>12</text:p>
              </table:table-cell>
              <table:table-cell office:value-type="float" office:value="2270240.78">
                <text:p>2270240.78</text:p>
              </table:table-cell>
              <table:table-cell office:value-type="float" office:value="1857646.24">
                <text:p>1857646.24</text:p>
              </table:table-cell>
              <table:table-cell office:value-type="float" office:value="1325907.32">
                <text:p>1325907.32</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7cm" svg:height="8.984cm" xlink:href="." xlink:type="simple" chart:class="chart:scatter" chart:style-name="ch1">
        <chart:title svg:x="3.716cm" svg:y="0.315cm" chart:style-name="ch2">
          <text:p>Hand-Over-Hand Locking (List size = 100)</text:p>
        </chart:title>
        <chart:subtitle svg:x="5.713cm" svg:y="1.273cm" chart:style-name="ch3">
          <text:p>Throughput = f(Threads) </text:p>
        </chart:subtitle>
        <chart:legend chart:legend-position="end" svg:x="11.627cm" svg:y="3.695cm" style:legend-expansion="high" chart:style-name="ch4"/>
        <chart:plot-area chart:style-name="ch5" chart:data-source-has-labels="both" svg:x="1.33cm" svg:y="2.135cm" svg:width="9.978cm" svg:height="5.689cm">
          <chart:coordinate-region svg:x="2.904cm" svg:y="2.334cm" svg:width="8.217cm" svg:height="4.843cm"/>
          <chart:axis chart:dimension="x" chart:name="primary-x" chart:style-name="ch6" chartooo:axis-type="auto">
            <chart:title svg:x="5.68cm" svg:y="8.003cm" chart:style-name="ch7">
              <text:p>Threads</text:p>
            </chart:title>
            <chart:categories table:cell-range-address="local-table.$A$2:.$A$7"/>
          </chart:axis>
          <chart:axis chart:dimension="y" chart:name="primary-y" chart:style-name="ch8">
            <chart:title svg:x="0.451cm" svg:y="5.843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0% Update ratios</text:p>
              </table:table-cell>
              <table:table-cell office:value-type="string">
                <text:p>10% Update ratios</text:p>
              </table:table-cell>
              <table:table-cell office:value-type="string">
                <text:p>100% Update ratios</text:p>
              </table:table-cell>
            </table:table-row>
          </table:table-header-rows>
          <table:table-rows>
            <table:table-row>
              <table:table-cell office:value-type="string">
                <text:p>1</text:p>
              </table:table-cell>
              <table:table-cell office:value-type="float" office:value="1">
                <text:p>1</text:p>
              </table:table-cell>
              <table:table-cell office:value-type="float" office:value="1151675.32">
                <text:p>1151675.32</text:p>
              </table:table-cell>
              <table:table-cell office:value-type="float" office:value="1035521.98">
                <text:p>1035521.98</text:p>
              </table:table-cell>
              <table:table-cell office:value-type="float" office:value="922905.14">
                <text:p>922905.14</text:p>
              </table:table-cell>
            </table:table-row>
            <table:table-row>
              <table:table-cell office:value-type="string">
                <text:p>2</text:p>
              </table:table-cell>
              <table:table-cell office:value-type="float" office:value="4">
                <text:p>4</text:p>
              </table:table-cell>
              <table:table-cell office:value-type="float" office:value="170559.88">
                <text:p>170559.88</text:p>
              </table:table-cell>
              <table:table-cell office:value-type="float" office:value="262956.07">
                <text:p>262956.07</text:p>
              </table:table-cell>
              <table:table-cell office:value-type="float" office:value="175870.76">
                <text:p>175870.76</text:p>
              </table:table-cell>
            </table:table-row>
            <table:table-row>
              <table:table-cell office:value-type="string">
                <text:p>3</text:p>
              </table:table-cell>
              <table:table-cell office:value-type="float" office:value="6">
                <text:p>6</text:p>
              </table:table-cell>
              <table:table-cell office:value-type="float" office:value="159504.99">
                <text:p>159504.99</text:p>
              </table:table-cell>
              <table:table-cell office:value-type="float" office:value="173365.77">
                <text:p>173365.77</text:p>
              </table:table-cell>
              <table:table-cell office:value-type="float" office:value="168884.23">
                <text:p>168884.23</text:p>
              </table:table-cell>
            </table:table-row>
            <table:table-row>
              <table:table-cell office:value-type="string">
                <text:p>4</text:p>
              </table:table-cell>
              <table:table-cell office:value-type="float" office:value="8">
                <text:p>8</text:p>
              </table:table-cell>
              <table:table-cell office:value-type="float" office:value="155431.92">
                <text:p>155431.92</text:p>
              </table:table-cell>
              <table:table-cell office:value-type="float" office:value="157628.24">
                <text:p>157628.24</text:p>
              </table:table-cell>
              <table:table-cell office:value-type="float" office:value="154260.48">
                <text:p>154260.48</text:p>
              </table:table-cell>
            </table:table-row>
            <table:table-row>
              <table:table-cell office:value-type="string">
                <text:p>5</text:p>
              </table:table-cell>
              <table:table-cell office:value-type="float" office:value="10">
                <text:p>10</text:p>
              </table:table-cell>
              <table:table-cell office:value-type="float" office:value="176642.39">
                <text:p>176642.39</text:p>
              </table:table-cell>
              <table:table-cell office:value-type="float" office:value="176414.46">
                <text:p>176414.46</text:p>
              </table:table-cell>
              <table:table-cell office:value-type="float" office:value="164553.34">
                <text:p>164553.34</text:p>
              </table:table-cell>
            </table:table-row>
            <table:table-row>
              <table:table-cell office:value-type="string">
                <text:p>6</text:p>
              </table:table-cell>
              <table:table-cell office:value-type="float" office:value="12">
                <text:p>12</text:p>
              </table:table-cell>
              <table:table-cell office:value-type="float" office:value="216023.43">
                <text:p>216023.43</text:p>
              </table:table-cell>
              <table:table-cell office:value-type="float" office:value="212165">
                <text:p>212165</text:p>
              </table:table-cell>
              <table:table-cell office:value-type="float" office:value="204180.96">
                <text:p>204180.9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7/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84cm" xlink:href="." xlink:type="simple" chart:class="chart:scatter" chart:style-name="ch1">
        <chart:title svg:x="4.641cm" svg:y="0.315cm" chart:style-name="ch2">
          <text:p>Lazy Linked List (List size = 100)</text:p>
        </chart:title>
        <chart:subtitle svg:x="5.712cm" svg:y="1.273cm" chart:style-name="ch3">
          <text:p>Throughput = f(Threads) </text:p>
        </chart:subtitle>
        <chart:legend chart:legend-position="end" svg:x="11.625cm" svg:y="3.695cm" style:legend-expansion="high" chart:style-name="ch4"/>
        <chart:plot-area chart:style-name="ch5" chart:data-source-has-labels="both" svg:x="1.33cm" svg:y="2.135cm" svg:width="9.976cm" svg:height="5.689cm">
          <chart:coordinate-region svg:x="2.904cm" svg:y="2.334cm" svg:width="8.215cm" svg:height="4.843cm"/>
          <chart:axis chart:dimension="x" chart:name="primary-x" chart:style-name="ch6" chartooo:axis-type="auto">
            <chart:title svg:x="5.679cm" svg:y="8.003cm" chart:style-name="ch7">
              <text:p>Threads</text:p>
            </chart:title>
            <chart:categories table:cell-range-address="local-table.$A$2:.$A$7"/>
          </chart:axis>
          <chart:axis chart:dimension="y" chart:name="primary-y" chart:style-name="ch8">
            <chart:title svg:x="0.451cm" svg:y="5.843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0% Update ratios</text:p>
              </table:table-cell>
              <table:table-cell office:value-type="string">
                <text:p>10% Update ratios</text:p>
              </table:table-cell>
              <table:table-cell office:value-type="string">
                <text:p>100% Update ratios</text:p>
              </table:table-cell>
            </table:table-row>
          </table:table-header-rows>
          <table:table-rows>
            <table:table-row>
              <table:table-cell office:value-type="string">
                <text:p>1</text:p>
              </table:table-cell>
              <table:table-cell office:value-type="float" office:value="1">
                <text:p>1</text:p>
              </table:table-cell>
              <table:table-cell office:value-type="float" office:value="6091315.03">
                <text:p>6091315.03</text:p>
              </table:table-cell>
              <table:table-cell office:value-type="float" office:value="5538776.83">
                <text:p>5538776.83</text:p>
              </table:table-cell>
              <table:table-cell office:value-type="float" office:value="4330849.23">
                <text:p>4330849.23</text:p>
              </table:table-cell>
            </table:table-row>
            <table:table-row>
              <table:table-cell office:value-type="string">
                <text:p>2</text:p>
              </table:table-cell>
              <table:table-cell office:value-type="float" office:value="4">
                <text:p>4</text:p>
              </table:table-cell>
              <table:table-cell office:value-type="float" office:value="2292242.27">
                <text:p>2292242.27</text:p>
              </table:table-cell>
              <table:table-cell office:value-type="float" office:value="1003287.97">
                <text:p>1003287.97</text:p>
              </table:table-cell>
              <table:table-cell office:value-type="float" office:value="1988607.78">
                <text:p>1988607.78</text:p>
              </table:table-cell>
            </table:table-row>
            <table:table-row>
              <table:table-cell office:value-type="string">
                <text:p>3</text:p>
              </table:table-cell>
              <table:table-cell office:value-type="float" office:value="6">
                <text:p>6</text:p>
              </table:table-cell>
              <table:table-cell office:value-type="float" office:value="3378766.97">
                <text:p>3378766.97</text:p>
              </table:table-cell>
              <table:table-cell office:value-type="float" office:value="1095082.78">
                <text:p>1095082.78</text:p>
              </table:table-cell>
              <table:table-cell office:value-type="float" office:value="2639353.12">
                <text:p>2639353.12</text:p>
              </table:table-cell>
            </table:table-row>
            <table:table-row>
              <table:table-cell office:value-type="string">
                <text:p>4</text:p>
              </table:table-cell>
              <table:table-cell office:value-type="float" office:value="8">
                <text:p>8</text:p>
              </table:table-cell>
              <table:table-cell office:value-type="float" office:value="4348259.5">
                <text:p>4348259.5</text:p>
              </table:table-cell>
              <table:table-cell office:value-type="float" office:value="1371172.82">
                <text:p>1371172.82</text:p>
              </table:table-cell>
              <table:table-cell office:value-type="float" office:value="3191209.48">
                <text:p>3191209.48</text:p>
              </table:table-cell>
            </table:table-row>
            <table:table-row>
              <table:table-cell office:value-type="string">
                <text:p>5</text:p>
              </table:table-cell>
              <table:table-cell office:value-type="float" office:value="10">
                <text:p>10</text:p>
              </table:table-cell>
              <table:table-cell office:value-type="float" office:value="4351780.45">
                <text:p>4351780.45</text:p>
              </table:table-cell>
              <table:table-cell office:value-type="float" office:value="1554439.49">
                <text:p>1554439.49</text:p>
              </table:table-cell>
              <table:table-cell office:value-type="float" office:value="3770880.8">
                <text:p>3770880.8</text:p>
              </table:table-cell>
            </table:table-row>
            <table:table-row>
              <table:table-cell office:value-type="string">
                <text:p>6</text:p>
              </table:table-cell>
              <table:table-cell office:value-type="float" office:value="12">
                <text:p>12</text:p>
              </table:table-cell>
              <table:table-cell office:value-type="float" office:value="4898837.07">
                <text:p>4898837.07</text:p>
              </table:table-cell>
              <table:table-cell office:value-type="float" office:value="1878283.55">
                <text:p>1878283.55</text:p>
              </table:table-cell>
              <table:table-cell office:value-type="float" office:value="4077157.53">
                <text:p>4077157.53</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7/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8/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5cm" svg:height="9.011cm" xlink:href="." xlink:type="simple" chart:class="chart:scatter" chart:style-name="ch1">
        <chart:title svg:x="5.475cm" svg:y="0.316cm" chart:style-name="ch2">
          <text:p>Throughput = f(Threads)</text:p>
        </chart:title>
        <chart:subtitle svg:x="5.077cm" svg:y="1.275cm" chart:style-name="ch3">
          <text:p>Update ratio 10%, List size 1000</text:p>
        </chart:subtitle>
        <chart:legend chart:legend-position="end" svg:x="10.752cm" svg:y="3.708cm" style:legend-expansion="high" chart:style-name="ch4"/>
        <chart:plot-area chart:style-name="ch5" chart:data-source-has-labels="both" svg:x="0.319cm" svg:y="2.138cm" svg:width="10.114cm" svg:height="6.693cm">
          <chart:coordinate-region svg:x="1.893cm" svg:y="2.338cm" svg:width="8.353cm" svg:height="5.846cm"/>
          <chart:axis chart:dimension="x" chart:name="primary-x" chart:style-name="ch6" chartooo:axis-type="auto">
            <chart:categories table:cell-range-address="local-table.$A$2:.$A$7"/>
          </chart:axis>
          <chart:axis chart:dimension="y" chart:name="primary-y" chart:style-name="ch7">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Coarse-Grained Locking</text:p>
              </table:table-cell>
              <table:table-cell office:value-type="string">
                <text:p>Hand-Over-Hand Locking</text:p>
              </table:table-cell>
              <table:table-cell office:value-type="string">
                <text:p>Lazy Linked List</text:p>
              </table:table-cell>
            </table:table-row>
          </table:table-header-rows>
          <table:table-rows>
            <table:table-row>
              <table:table-cell office:value-type="string">
                <text:p>1</text:p>
              </table:table-cell>
              <table:table-cell office:value-type="float" office:value="1">
                <text:p>1</text:p>
              </table:table-cell>
              <table:table-cell office:value-type="float" office:value="298429.070929071">
                <text:p>298429.070929071</text:p>
              </table:table-cell>
              <table:table-cell office:value-type="float" office:value="108938.561438561">
                <text:p>108938.561438561</text:p>
              </table:table-cell>
              <table:table-cell office:value-type="float" office:value="276663.005491762">
                <text:p>276663.005491762</text:p>
              </table:table-cell>
            </table:table-row>
            <table:table-row>
              <table:table-cell office:value-type="string">
                <text:p>2</text:p>
              </table:table-cell>
              <table:table-cell office:value-type="float" office:value="4">
                <text:p>4</text:p>
              </table:table-cell>
              <table:table-cell office:value-type="float" office:value="121161.757363954">
                <text:p>121161.757363954</text:p>
              </table:table-cell>
              <table:table-cell office:value-type="float" office:value="50835.9102244389">
                <text:p>50835.9102244389</text:p>
              </table:table-cell>
              <table:table-cell office:value-type="float" office:value="991111.27744511">
                <text:p>991111.27744511</text:p>
              </table:table-cell>
            </table:table-row>
            <table:table-row>
              <table:table-cell office:value-type="string">
                <text:p>3</text:p>
              </table:table-cell>
              <table:table-cell office:value-type="float" office:value="6">
                <text:p>6</text:p>
              </table:table-cell>
              <table:table-cell office:value-type="float" office:value="115284.930139721">
                <text:p>115284.930139721</text:p>
              </table:table-cell>
              <table:table-cell office:value-type="float" office:value="68056.3591022444">
                <text:p>68056.3591022444</text:p>
              </table:table-cell>
              <table:table-cell office:value-type="float" office:value="1500159.10224439">
                <text:p>1500159.10224439</text:p>
              </table:table-cell>
            </table:table-row>
            <table:table-row>
              <table:table-cell office:value-type="string">
                <text:p>4</text:p>
              </table:table-cell>
              <table:table-cell office:value-type="float" office:value="8">
                <text:p>8</text:p>
              </table:table-cell>
              <table:table-cell office:value-type="float" office:value="113427.930174564">
                <text:p>113427.930174564</text:p>
              </table:table-cell>
              <table:table-cell office:value-type="float" office:value="85738.7836490529">
                <text:p>85738.7836490529</text:p>
              </table:table-cell>
              <table:table-cell office:value-type="float" office:value="1915404.98753117">
                <text:p>1915404.98753117</text:p>
              </table:table-cell>
            </table:table-row>
            <table:table-row>
              <table:table-cell office:value-type="string">
                <text:p>5</text:p>
              </table:table-cell>
              <table:table-cell office:value-type="float" office:value="10">
                <text:p>10</text:p>
              </table:table-cell>
              <table:table-cell office:value-type="float" office:value="110734.663341646">
                <text:p>110734.663341646</text:p>
              </table:table-cell>
              <table:table-cell office:value-type="float" office:value="108696.909272183">
                <text:p>108696.909272183</text:p>
              </table:table-cell>
              <table:table-cell office:value-type="float" office:value="2294847.45762712">
                <text:p>2294847.45762712</text:p>
              </table:table-cell>
            </table:table-row>
            <table:table-row>
              <table:table-cell office:value-type="string">
                <text:p>6</text:p>
              </table:table-cell>
              <table:table-cell office:value-type="float" office:value="12">
                <text:p>12</text:p>
              </table:table-cell>
              <table:table-cell office:value-type="float" office:value="108470.588235294">
                <text:p>108470.588235294</text:p>
              </table:table-cell>
              <table:table-cell office:value-type="float" office:value="122234.678624813">
                <text:p>122234.678624813</text:p>
              </table:table-cell>
              <table:table-cell office:value-type="float" office:value="2826540.10961634">
                <text:p>2826540.10961634</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8/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